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3.778cm"/>
    </style:style>
    <style:style style:name="Таблица2.D" style:family="table-column">
      <style:table-column-properties style:column-width="7.73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3.298cm" style:rel-column-width="13099*"/>
    </style:style>
    <style:style style:name="Таблица3.B" style:family="table-column">
      <style:table-column-properties style:column-width="2.494cm" style:rel-column-width="9905*"/>
    </style:style>
    <style:style style:name="Таблица3.C" style:family="table-column">
      <style:table-column-properties style:column-width="2.896cm" style:rel-column-width="11502*"/>
    </style:style>
    <style:style style:name="Таблица3.D" style:family="table-column">
      <style:table-column-properties style:column-width="3.51cm" style:rel-column-width="13940*"/>
    </style:style>
    <style:style style:name="Таблица3.E" style:family="table-column">
      <style:table-column-properties style:column-width="4.302cm" style:rel-column-width="1708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4.126cm" style:rel-column-width="16383*"/>
    </style:style>
    <style:style style:name="Таблица4.B" style:family="table-column">
      <style:table-column-properties style:column-width="4.126cm" style:rel-column-width="1638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2576d79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907a36"/>
    </style:style>
    <style:style style:name="P6" style:family="paragraph" style:parent-style-name="Heading_20_1"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7" style:family="paragraph" style:parent-style-name="Heading_20_1">
      <style:text-properties style:font-name="Liberation Serif" fo:font-size="14pt" fo:font-weight="bold" officeooo:rsid="00a67a27" officeooo:paragraph-rsid="016b30f1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margin-left="0cm" fo:margin-right="0cm" fo:text-indent="0cm" style:auto-text-indent="false"/>
      <style:text-properties style:font-name="Liberation Serif" fo:font-size="14pt" fo:font-weight="bold" officeooo:rsid="00a67a27" officeooo:paragraph-rsid="022dddd5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10" style:family="paragraph" style:parent-style-name="Heading_20_1"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fo:font-weight="bold" officeooo:rsid="0103b806" officeooo:paragraph-rsid="02123f1c" style:font-size-asian="14pt" style:font-weight-asian="bold" style:font-size-complex="14pt" style:font-weight-complex="bold"/>
    </style:style>
    <style:style style:name="P12" style:family="paragraph" style:parent-style-name="Heading_20_1">
      <style:text-properties style:font-name="Liberation Serif" fo:font-size="14pt" fo:font-weight="bold" officeooo:rsid="01029472" officeooo:paragraph-rsid="016b30f1" style:font-size-asian="14pt" style:font-weight-asian="bold" style:font-size-complex="14pt" style:font-weight-complex="bold"/>
    </style:style>
    <style:style style:name="P13" style:family="paragraph" style:parent-style-name="Heading_20_1"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14" style:family="paragraph" style:parent-style-name="Heading_20_1">
      <style:text-properties style:font-name="Liberation Serif" fo:font-size="14pt" fo:font-weight="bold" officeooo:rsid="0105838a" officeooo:paragraph-rsid="028c3e8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16b30f1" style:font-size-asian="14pt" style:font-size-complex="14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bf6751" officeooo:paragraph-rsid="016b30f1" style:font-size-asian="14pt" style:font-size-complex="14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24fe3b" officeooo:paragraph-rsid="0224fe3b" style:font-size-asian="14pt" style:font-size-complex="14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25b18a" officeooo:paragraph-rsid="0225b18a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25b18a" officeooo:paragraph-rsid="02286bea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286bea" officeooo:paragraph-rsid="02286bea" style:font-size-asian="14pt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260dd80" officeooo:paragraph-rsid="0260dd80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16b30f1" style:font-size-asian="14pt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bf6751" officeooo:paragraph-rsid="016b30f1" style:font-size-asian="14pt" style:font-size-complex="14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26d1c" officeooo:paragraph-rsid="016b30f1" style:font-size-asian="14pt" style:font-size-complex="14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4444f" officeooo:paragraph-rsid="016b30f1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53472" officeooo:paragraph-rsid="016b30f1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7237b" officeooo:paragraph-rsid="016b30f1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81b1c" officeooo:paragraph-rsid="016b30f1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97263" officeooo:paragraph-rsid="016b30f1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a9754" officeooo:paragraph-rsid="016b30f1" style:font-size-asian="14pt" style:font-size-complex="14pt"/>
    </style:style>
    <style:style style:name="P36" style:family="paragraph" style:parent-style-name="Heading_20_1">
      <style:text-properties style:font-name="Liberation Serif" fo:font-size="14pt" officeooo:paragraph-rsid="00755add" style:font-size-asian="14pt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19ee103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20bfd3c" style:font-size-asian="14pt" style:font-size-complex="14pt"/>
    </style:style>
    <style:style style:name="P39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20e4162" style:font-size-asian="14pt" style:font-size-complex="14pt"/>
    </style:style>
    <style:style style:name="P40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2123f1c" style:font-size-asian="14pt" style:font-size-complex="14pt"/>
    </style:style>
    <style:style style:name="P41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213356c" style:font-size-asian="14pt" style:font-size-complex="14pt"/>
    </style:style>
    <style:style style:name="P42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08961b" officeooo:paragraph-rsid="0208961b" style:font-size-asian="14pt" style:font-size-complex="14pt"/>
    </style:style>
    <style:style style:name="P43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0db04f" officeooo:paragraph-rsid="020db04f" style:font-size-asian="14pt" style:font-size-complex="14pt"/>
    </style:style>
    <style:style style:name="P44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0db04f" officeooo:paragraph-rsid="020f168f" style:font-size-asian="14pt" style:font-size-complex="14pt"/>
    </style:style>
    <style:style style:name="P45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0f168f" officeooo:paragraph-rsid="020f168f" style:font-size-asian="14pt" style:font-size-complex="14pt"/>
    </style:style>
    <style:style style:name="P46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123f1c" officeooo:paragraph-rsid="02123f1c" style:font-size-asian="14pt" style:font-size-complex="14pt"/>
    </style:style>
    <style:style style:name="P47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162309" officeooo:paragraph-rsid="02162309" style:font-size-asian="14pt" style:font-size-complex="14pt"/>
    </style:style>
    <style:style style:name="P48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21753db" officeooo:paragraph-rsid="021753db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2309c09" officeooo:paragraph-rsid="02309c09" style:font-size-asian="12.25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2309c09" officeooo:paragraph-rsid="023602ee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4pt" style:font-size-asian="12.25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4pt" officeooo:rsid="0231795d" officeooo:paragraph-rsid="0231795d" style:font-size-asian="12.25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4pt" officeooo:rsid="0232cd73" officeooo:paragraph-rsid="024ebdbf" style:font-size-asian="12.25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4pt" officeooo:rsid="0232cd73" officeooo:paragraph-rsid="0232cd73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4pt" officeooo:rsid="023602ee" officeooo:paragraph-rsid="023602ee" style:font-size-asian="12.25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4pt" officeooo:rsid="023a0842" officeooo:paragraph-rsid="023a0842" style:font-size-asian="12.25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4pt" officeooo:rsid="023ba807" officeooo:paragraph-rsid="023ba807" style:font-size-asian="12.25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4pt" officeooo:rsid="025ae957" officeooo:paragraph-rsid="025ae957" style:font-size-asian="12.25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4pt" officeooo:rsid="026fdaee" officeooo:paragraph-rsid="026fdaee" style:font-size-asian="12.25pt" style:font-size-complex="14pt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eeac42" officeooo:paragraph-rsid="028c3e8d" style:font-size-asian="14pt" style:font-weight-asian="normal" style:font-size-complex="14pt" style:font-weight-complex="normal"/>
    </style:style>
    <style:style style:name="P6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style:font-name="Liberation Serif" fo:font-size="14pt" fo:font-weight="normal" officeooo:rsid="025f9a55" officeooo:paragraph-rsid="01cbce13" style:font-size-asian="12.25pt" style:font-weight-asian="normal" style:font-size-complex="14pt" style:font-weight-complex="normal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019ffc" style:font-size-asian="12.25pt" style:font-weight-asian="normal" style:font-size-complex="14pt" style:font-weight-complex="normal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286d1e3" officeooo:paragraph-rsid="0286d1e3" style:font-size-asian="12.25pt" style:font-weight-asian="normal" style:font-size-complex="14pt" style:font-weight-complex="normal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2374399" officeooo:paragraph-rsid="02374399" style:font-size-asian="12.25pt" style:font-weight-asian="normal" style:font-size-complex="14pt" style:font-weight-complex="normal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28771bd" officeooo:paragraph-rsid="028771bd" style:font-size-asian="12.25pt" style:font-weight-asian="normal" style:font-size-complex="14pt" style:font-weight-complex="normal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0a67a27" officeooo:paragraph-rsid="023602ee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1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paragraph-rsid="015198b0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7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8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8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258c59f" fo:background-color="transparent"/>
    </style:style>
    <style:style style:name="P8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29d8046" fo:background-color="transparent"/>
    </style:style>
    <style:style style:name="P83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4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8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165c47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9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0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165ce2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1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c02d1" officeooo:paragraph-rsid="019c02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19db1c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3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23d68dc" officeooo:paragraph-rsid="023d68d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240f315" officeooo:paragraph-rsid="0240f3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2412ffd" officeooo:paragraph-rsid="02412ff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243c5d8" officeooo:paragraph-rsid="0243c5d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2474019" officeooo:paragraph-rsid="0247401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9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bold" officeooo:rsid="01cbce13" officeooo:paragraph-rsid="009607d1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99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Serif" fo:font-size="14pt" fo:font-weight="normal" officeooo:rsid="022131b5" officeooo:paragraph-rsid="022131b5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style:font-name="Liberation Mono" fo:font-size="14pt" fo:font-weight="normal" officeooo:rsid="015732c0" officeooo:paragraph-rsid="0118af2a" fo:background-color="transparent" style:font-size-asian="14pt" style:font-size-complex="14pt"/>
    </style:style>
    <style:style style:name="P101" style:family="paragraph" style:parent-style-name="Standard">
      <style:text-properties fo:color="#000000" loext:opacity="100%" style:font-name="Liberation Mono" fo:font-size="14pt" fo:font-weight="normal" officeooo:paragraph-rsid="022131b5" fo:background-color="transparent" style:font-size-asian="14pt" style:font-size-complex="14pt"/>
    </style:style>
    <style:style style:name="P102" style:family="paragraph" style:parent-style-name="Contents_20_Heading">
      <style:text-properties style:use-window-font-color="true" loext:opacity="0%" style:font-name="Liberation Serif" fo:background-color="transparent"/>
    </style:style>
    <style:style style:name="P103" style:family="paragraph" style:parent-style-name="Standard">
      <style:text-properties fo:color="#d4d4d4" loext:opacity="100%" style:font-name="Liberation Mono" fo:font-size="14pt" fo:font-weight="normal" officeooo:rsid="0171989f" officeooo:paragraph-rsid="0118af2a" fo:background-color="#1e1e1e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d4d4d4" loext:opacity="100%" style:font-name="Liberation Mono" fo:font-size="14pt" fo:font-weight="normal" officeooo:rsid="0171989f" officeooo:paragraph-rsid="01ab147a" fo:background-color="#1e1e1e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09d13f7" officeooo:paragraph-rsid="020bfd3c" fo:background-color="#1e1e1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paragraph-rsid="01102822" fo:background-color="#1e1e1e" style:font-size-asian="14pt" style:font-size-complex="14pt"/>
    </style:style>
    <style:style style:name="P107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108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ac4c3" fo:background-color="#1e1e1e" style:font-size-asian="14pt" style:font-size-complex="14pt"/>
    </style:style>
    <style:style style:name="P109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bc644" fo:background-color="#1e1e1e" style:font-size-asian="14pt" style:font-size-complex="14pt"/>
    </style:style>
    <style:style style:name="P110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c9dd1" fo:background-color="#1e1e1e" style:font-size-asian="14pt" style:font-size-complex="14pt"/>
    </style:style>
    <style:style style:name="P111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dd394" fo:background-color="#1e1e1e" style:font-size-asian="14pt" style:font-size-complex="14pt"/>
    </style:style>
    <style:style style:name="P11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f230c" fo:background-color="#1e1e1e" style:font-size-asian="14pt" style:font-size-complex="14pt"/>
    </style:style>
    <style:style style:name="P11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f50c4" fo:background-color="#1e1e1e" style:font-size-asian="14pt" style:font-size-complex="14pt"/>
    </style:style>
    <style:style style:name="P11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2131b5" fo:background-color="#1e1e1e" style:font-size-asian="14pt" style:font-size-complex="14pt"/>
    </style:style>
    <style:style style:name="P11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21ffa2" fo:background-color="#1e1e1e" style:font-size-asian="14pt" style:font-size-complex="14pt"/>
    </style:style>
    <style:style style:name="P11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2381cb" fo:background-color="#1e1e1e" style:font-size-asian="14pt" style:font-size-complex="14pt"/>
    </style:style>
    <style:style style:name="P117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103b806" officeooo:paragraph-rsid="020bfd3c" fo:background-color="#1e1e1e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103b806" officeooo:paragraph-rsid="02123f1c" fo:background-color="#1e1e1e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103b806" officeooo:paragraph-rsid="0213356c" fo:background-color="#1e1e1e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2197ceb" fo:background-color="#000000" style:font-size-asian="14pt" style:font-size-complex="14pt"/>
    </style:style>
    <style:style style:name="P121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569cd6" loext:opacity="100%" style:font-name="Droid Sans Mono" fo:font-size="10.5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style:font-size-asian="14pt" style:font-size-complex="14pt"/>
    </style:style>
    <style:style style:name="P123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officeooo:paragraph-rsid="02197ceb" style:font-size-asian="14pt" style:font-size-complex="14pt"/>
    </style:style>
    <style:style style:name="P124" style:family="paragraph" style:parent-style-name="Standard">
      <style:text-properties style:font-name="Liberation Mono" fo:font-size="14pt" officeooo:paragraph-rsid="021efe4c" style:font-size-asian="14pt" style:font-size-complex="14pt"/>
    </style:style>
    <style:style style:name="P125" style:family="paragraph" style:parent-style-name="Standard">
      <style:text-properties style:font-name="Liberation Mono" fo:font-size="14pt" officeooo:paragraph-rsid="0221ffa2" style:font-size-asian="14pt" style:font-size-complex="14pt"/>
    </style:style>
    <style:style style:name="P126" style:family="paragraph" style:parent-style-name="Standard">
      <style:text-properties style:font-name="Liberation Mono" fo:font-size="14pt" officeooo:paragraph-rsid="022381cb" style:font-size-asian="14pt" style:font-size-complex="14pt"/>
    </style:style>
    <style:style style:name="P127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2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129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20a1bdf" officeooo:paragraph-rsid="027ab349" style:font-name-asian="Times New Roman" style:font-size-asian="14pt" style:language-asian="ru" style:country-asian="RU" style:font-weight-asian="bold" style:font-name-complex="Times New Roman" style:font-size-complex="14pt" style:font-weight-complex="normal"/>
    </style:style>
    <style:style style:name="P130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feeaa5" officeooo:paragraph-rsid="01feeaa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27c7198" officeooo:paragraph-rsid="027c719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3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20c77d2" officeooo:paragraph-rsid="027ab34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c993d" officeooo:paragraph-rsid="019c993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5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9db1c6" officeooo:paragraph-rsid="019db1c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9db1c6" officeooo:paragraph-rsid="0202b3d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7" style:family="paragraph" style:parent-style-name="List_20_Paragraph" style:list-style-name="L3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a3c4c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8" style:family="paragraph" style:parent-style-name="List_20_Paragraph" style:list-style-name="L3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27e1329" officeooo:paragraph-rsid="027e132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39" style:family="paragraph" style:parent-style-name="List_20_Paragraph" style:list-style-name="L3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2803c87" officeooo:paragraph-rsid="02803c8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40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20c77d2" officeooo:paragraph-rsid="027ab349" style:font-size-asian="12.25pt" style:font-weight-asian="normal" style:font-size-complex="14pt" style:font-weight-complex="normal"/>
    </style:style>
    <style:style style:name="P141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20a1bdf" officeooo:paragraph-rsid="027ab349" style:font-size-asian="12.25pt" style:font-weight-asian="normal" style:font-size-complex="14pt" style:font-weight-complex="normal"/>
    </style:style>
    <style:style style:name="P142" style:family="paragraph" style:parent-style-name="List_20_Paragraph" style:list-style-name="L4">
      <style:paragraph-properties fo:margin-left="0cm" fo:margin-right="0cm" fo:text-indent="0cm" style:auto-text-indent="false"/>
      <style:text-properties style:font-name="Liberation Serif" fo:font-size="14pt" fo:font-weight="normal" officeooo:rsid="025f9a55" officeooo:paragraph-rsid="028c3e8d" style:font-size-asian="12.25pt" style:font-weight-asian="normal" style:font-size-complex="14pt" style:font-weight-complex="normal"/>
    </style:style>
    <style:style style:name="P143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144" style:family="paragraph" style:parent-style-name="List_20_Paragraph" style:list-style-name="L4">
      <style:text-properties style:font-name="Liberation Serif" fo:font-size="14pt" fo:font-weight="normal" officeooo:rsid="0251d5f2" officeooo:paragraph-rsid="028c3e8d" style:font-size-asian="14pt" style:font-weight-asian="normal" style:font-size-complex="14pt" style:font-weight-complex="normal"/>
    </style:style>
    <style:style style:name="P145" style:family="paragraph" style:parent-style-name="List_20_Paragraph" style:list-style-name="L4">
      <style:text-properties style:font-name="Liberation Serif" fo:font-size="14pt" fo:font-weight="normal" officeooo:rsid="0251d5f2" officeooo:paragraph-rsid="028d276e" style:font-size-asian="14pt" style:font-weight-asian="normal" style:font-size-complex="14pt" style:font-weight-complex="normal"/>
    </style:style>
    <style:style style:name="P146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47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20a1bdf" officeooo:paragraph-rsid="027ab349"/>
    </style:style>
    <style:style style:name="P149" style:family="paragraph" style:parent-style-name="List_20_Paragraph" style:list-style-name="L4">
      <style:text-properties fo:font-size="14pt" officeooo:rsid="0250235b" officeooo:paragraph-rsid="028c3e8d" style:font-size-asian="14pt" style:font-size-complex="14pt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style:font-name-asian="Times New Roman" style:font-size-asian="14pt" style:language-asian="ru" style:country-asian="RU" style:font-name-complex="Times New Roman"/>
    </style:style>
    <style:style style:name="T4" style:family="text">
      <style:text-properties fo:color="#000000" loext:opacity="100%" fo:language="ru" fo:country="RU" officeooo:rsid="020a1bdf" style:font-name-asian="Times New Roman" style:font-size-asian="14pt" style:language-asian="ru" style:country-asian="RU" style:font-name-complex="Times New Roman"/>
    </style:style>
    <style:style style:name="T5" style:family="text">
      <style:text-properties fo:color="#000000" loext:opacity="100%" fo:language="ru" fo:country="RU" officeooo:rsid="020c77d2" style:font-name-asian="Times New Roman" style:font-size-asian="14pt" style:language-asian="ru" style:country-asian="RU" style:font-name-complex="Times New Roman"/>
    </style:style>
    <style:style style:name="T6" style:family="text">
      <style:text-properties fo:color="#000000" loext:opacity="100%" fo:language="ru" fo:country="RU" officeooo:rsid="027ab349" style:font-name-asian="Times New Roman" style:font-size-asian="14pt" style:language-asian="ru" style:country-asian="RU" style:font-name-complex="Times New Roman"/>
    </style:style>
    <style:style style:name="T7" style:family="text">
      <style:text-properties fo:color="#000000" loext:opacity="100%" fo:language="ru" fo:country="RU" officeooo:rsid="027c7198" style:font-name-asian="Times New Roman" style:font-size-asian="14pt" style:language-asian="ru" style:country-asian="RU" style:font-name-complex="Times New Roman"/>
    </style:style>
    <style:style style:name="T8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9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10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11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12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13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f7ff40" style:font-name-asian="Times New Roman" style:font-size-asian="18pt" style:font-weight-asian="bold" style:font-name-complex="Times New Roman" style:font-size-complex="14pt" style:font-weight-complex="bold"/>
    </style:style>
    <style:style style:name="T14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f9095f" style:font-name-asian="Times New Roman" style:font-size-asian="18pt" style:font-weight-asian="bold" style:font-name-complex="Times New Roman" style:font-size-complex="14pt" style:font-weight-complex="bold"/>
    </style:style>
    <style:style style:name="T15" style:family="text">
      <style:text-properties fo:color="#000000" loext:opacity="100%" style:font-name="Liberation Serif" fo:background-color="transparent" loext:char-shading-value="0"/>
    </style:style>
    <style:style style:name="T16" style:family="text">
      <style:text-properties fo:color="#000000" loext:opacity="100%" style:font-name="Liberation Serif" officeooo:rsid="01ab147a" fo:background-color="transparent" loext:char-shading-value="0"/>
    </style:style>
    <style:style style:name="T17" style:family="text">
      <style:text-properties fo:color="#000000" loext:opacity="100%" style:font-name="Liberation Serif" officeooo:rsid="0171989f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Liberation Serif" officeooo:rsid="01b4c8e9" fo:background-color="transparent" loext:char-shading-value="0" style:font-weight-asian="normal" style:font-weight-complex="normal"/>
    </style:style>
    <style:style style:name="T19" style:family="text">
      <style:text-properties fo:color="#000000" loext:opacity="100%" style:font-name="Liberation Serif" officeooo:rsid="02197ceb" fo:background-color="transparent" loext:char-shading-value="0" style:font-weight-asian="normal" style:font-weight-complex="normal"/>
    </style:style>
    <style:style style:name="T20" style:family="text">
      <style:text-properties fo:color="#000000" loext:opacity="100%" style:font-name="Liberation Serif" officeooo:rsid="021ac4c3" fo:background-color="transparent" loext:char-shading-value="0" style:font-weight-asian="normal" style:font-weight-complex="normal"/>
    </style:style>
    <style:style style:name="T21" style:family="text">
      <style:text-properties fo:color="#000000" loext:opacity="100%" style:font-name="Liberation Serif" officeooo:rsid="021bc644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Liberation Serif" officeooo:rsid="021c8271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Liberation Serif" officeooo:rsid="021c9dd1" fo:background-color="transparent" loext:char-shading-value="0" style:font-weight-asian="normal" style:font-weight-complex="normal"/>
    </style:style>
    <style:style style:name="T24" style:family="text">
      <style:text-properties fo:color="#000000" loext:opacity="100%" style:font-name="Liberation Serif" officeooo:rsid="021d120c" fo:background-color="transparent" loext:char-shading-value="0" style:font-weight-asian="normal" style:font-weight-complex="normal"/>
    </style:style>
    <style:style style:name="T25" style:family="text">
      <style:text-properties fo:color="#000000" loext:opacity="100%" style:font-name="Liberation Serif" officeooo:rsid="021dd394" fo:background-color="transparent" loext:char-shading-value="0" style:font-weight-asian="normal" style:font-weight-complex="normal"/>
    </style:style>
    <style:style style:name="T26" style:family="text">
      <style:text-properties fo:color="#000000" loext:opacity="100%" style:font-name="Liberation Serif" officeooo:rsid="021f230c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font-name="Liberation Serif" officeooo:rsid="021f50c4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font-name="Liberation Serif" officeooo:rsid="022131b5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font-name="Liberation Serif" officeooo:rsid="0221ffa2" fo:background-color="transparent" loext:char-shading-value="0" style:font-weight-asian="normal" style:font-weight-complex="normal"/>
    </style:style>
    <style:style style:name="T30" style:family="text">
      <style:text-properties fo:color="#000000" loext:opacity="100%" style:font-name="Liberation Serif" officeooo:rsid="022381cb" fo:background-color="transparent" loext:char-shading-value="0" style:font-weight-asian="normal" style:font-weight-complex="normal"/>
    </style:style>
    <style:style style:name="T31" style:family="text">
      <style:text-properties fo:color="#000000" loext:opacity="100%" style:font-name="Liberation Serif" fo:font-weight="normal" officeooo:rsid="0171989f" fo:background-color="transparent" loext:char-shading-value="0" style:font-weight-asian="normal" style:font-weight-complex="normal"/>
    </style:style>
    <style:style style:name="T32" style:family="text">
      <style:text-properties fo:color="#000000" loext:opacity="100%" style:font-name="Liberation Serif" fo:font-weight="normal" officeooo:rsid="02197ceb" fo:background-color="transparent" loext:char-shading-value="0" style:font-weight-asian="normal" style:font-weight-complex="normal"/>
    </style:style>
    <style:style style:name="T33" style:family="text">
      <style:text-properties fo:color="#000000" loext:opacity="100%" style:font-name="Liberation Serif" fo:font-weight="normal" officeooo:rsid="021bc644" fo:background-color="transparent" loext:char-shading-value="0" style:font-weight-asian="normal" style:font-weight-complex="normal"/>
    </style:style>
    <style:style style:name="T34" style:family="text">
      <style:text-properties fo:color="#000000" loext:opacity="100%" style:font-name="Liberation Serif" fo:font-weight="normal" officeooo:rsid="0221ffa2" fo:background-color="transparent" loext:char-shading-value="0" style:font-weight-asian="normal" style:font-weight-complex="normal"/>
    </style:style>
    <style:style style:name="T35" style:family="text">
      <style:text-properties fo:color="#000000" loext:opacity="100%" style:font-name="Liberation Serif" fo:font-weight="normal" officeooo:rsid="022381cb" fo:background-color="transparent" loext:char-shading-value="0" style:font-weight-asian="normal" style:font-weight-complex="normal"/>
    </style:style>
    <style:style style:name="T36" style:family="text">
      <style:text-properties fo:color="#000000" loext:opacity="100%" style:font-name="Liberation Serif" fo:font-size="14pt" fo:language="ru" fo:country="RU" fo:font-weight="normal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7" style:family="text">
      <style:text-properties fo:color="#000000" loext:opacity="100%" style:font-name="Liberation Serif" fo:font-size="14pt" fo:language="ru" fo:country="RU" fo:font-weight="normal" officeooo:rsid="020c77d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8" style:family="text">
      <style:text-properties fo:color="#000000" loext:opacity="100%" style:font-name="Liberation Serif" fo:font-size="14pt" fo:language="ru" fo:country="RU" fo:font-weight="normal" officeooo:rsid="027ab34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9" style:family="text">
      <style:text-properties fo:color="#000000" loext:opacity="100%" style:font-name="Liberation Serif" fo:font-size="14pt" fo:language="ru" fo:country="RU" fo:font-weight="normal" officeooo:rsid="027c5da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40" style:family="text">
      <style:text-properties fo:font-size="12pt" fo:language="ru" fo:country="RU" style:font-name-asian="Times New Roman" style:font-size-asian="12pt" style:font-name-complex="Times New Roman"/>
    </style:style>
    <style:style style:name="T41" style:family="text">
      <style:text-properties fo:font-size="12pt" style:font-name-asian="Times New Roman" style:font-size-asian="12pt" style:font-name-complex="Times New Roman"/>
    </style:style>
    <style:style style:name="T42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43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44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45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46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47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48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49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50" style:family="text">
      <style:text-properties style:font-name="Liberation Serif" fo:background-color="transparent" loext:char-shading-value="0"/>
    </style:style>
    <style:style style:name="T51" style:family="text">
      <style:text-properties style:font-name="Liberation Serif" officeooo:rsid="00907a36" fo:background-color="transparent" loext:char-shading-value="0"/>
    </style:style>
    <style:style style:name="T52" style:family="text">
      <style:text-properties style:font-name="Liberation Serif" officeooo:rsid="00a67a27" fo:background-color="transparent" loext:char-shading-value="0"/>
    </style:style>
    <style:style style:name="T53" style:family="text">
      <style:text-properties style:font-name="Liberation Serif" officeooo:rsid="0188b404" fo:background-color="transparent" loext:char-shading-value="0"/>
    </style:style>
    <style:style style:name="T54" style:family="text">
      <style:text-properties style:font-name="Liberation Serif" officeooo:rsid="02552655" fo:background-color="transparent" loext:char-shading-value="0"/>
    </style:style>
    <style:style style:name="T55" style:family="text">
      <style:text-properties style:font-name="Liberation Serif" officeooo:rsid="02562f6b" fo:background-color="transparent" loext:char-shading-value="0"/>
    </style:style>
    <style:style style:name="T56" style:family="text">
      <style:text-properties style:font-name="Liberation Serif" officeooo:rsid="029bba18" fo:background-color="transparent" loext:char-shading-value="0"/>
    </style:style>
    <style:style style:name="T57" style:family="text">
      <style:text-properties style:font-name="Liberation Serif" officeooo:rsid="0171989f" style:font-weight-asian="normal" style:font-weight-complex="normal"/>
    </style:style>
    <style:style style:name="T58" style:family="text">
      <style:text-properties style:font-name="Liberation Serif" officeooo:rsid="022131b5" style:font-weight-asian="normal" style:font-weight-complex="normal"/>
    </style:style>
    <style:style style:name="T59" style:family="text">
      <style:text-properties style:font-name="Liberation Serif" fo:font-size="11pt" fo:font-weight="bold" officeooo:rsid="00a67a27" fo:background-color="transparent" loext:char-shading-value="0" style:font-size-asian="11pt" style:font-weight-asian="bold" style:font-size-complex="11pt" style:font-weight-complex="bold"/>
    </style:style>
    <style:style style:name="T60" style:family="text">
      <style:text-properties style:font-name="Liberation Serif" fo:font-size="11pt" fo:font-weight="bold" officeooo:rsid="022d6962" fo:background-color="transparent" loext:char-shading-value="0" style:font-size-asian="11pt" style:font-weight-asian="bold" style:font-size-complex="11pt" style:font-weight-complex="bold"/>
    </style:style>
    <style:style style:name="T61" style:family="text">
      <style:text-properties style:font-name="Liberation Serif" fo:font-size="11pt" fo:font-weight="bold" officeooo:rsid="0229f861" fo:background-color="transparent" loext:char-shading-value="0" style:font-size-asian="11pt" style:font-weight-asian="bold" style:font-size-complex="11pt" style:font-weight-complex="bold"/>
    </style:style>
    <style:style style:name="T62" style:family="text">
      <style:text-properties style:font-name="Liberation Serif" fo:font-weight="normal" style:font-weight-asian="normal" style:font-weight-complex="normal"/>
    </style:style>
    <style:style style:name="T63" style:family="text">
      <style:text-properties style:font-name="Liberation Serif" fo:font-weight="normal" officeooo:rsid="01f54ad3" style:font-weight-asian="normal" style:font-weight-complex="normal"/>
    </style:style>
    <style:style style:name="T64" style:family="text">
      <style:text-properties officeooo:rsid="0077cffe"/>
    </style:style>
    <style:style style:name="T65" style:family="text">
      <style:text-properties officeooo:rsid="0092f2af"/>
    </style:style>
    <style:style style:name="T66" style:family="text">
      <style:text-properties fo:color="#569cd6" loext:opacity="100%"/>
    </style:style>
    <style:style style:name="T67" style:family="text">
      <style:text-properties fo:color="#569cd6" loext:opacity="100%" fo:font-weight="normal" fo:background-color="#1e1e1e" loext:char-shading-value="0"/>
    </style:style>
    <style:style style:name="T68" style:family="text">
      <style:text-properties fo:color="#569cd6" loext:opacity="100%" fo:font-weight="normal" officeooo:rsid="015732c0" fo:background-color="#1e1e1e" loext:char-shading-value="0"/>
    </style:style>
    <style:style style:name="T69" style:family="text">
      <style:text-properties fo:color="#569cd6" loext:opacity="100%" fo:background-color="#1e1e1e" loext:char-shading-value="0"/>
    </style:style>
    <style:style style:name="T70" style:family="text">
      <style:text-properties fo:color="#569cd6" loext:opacity="100%" officeooo:rsid="01b4c8e9" style:font-weight-asian="normal" style:font-weight-complex="normal"/>
    </style:style>
    <style:style style:name="T71" style:family="text">
      <style:text-properties fo:color="#d4d4d4" loext:opacity="100%" fo:font-weight="normal" fo:background-color="#1e1e1e" loext:char-shading-value="0"/>
    </style:style>
    <style:style style:name="T72" style:family="text">
      <style:text-properties fo:color="#d4d4d4" loext:opacity="100%" fo:font-weight="normal" officeooo:rsid="015732c0" fo:background-color="#1e1e1e" loext:char-shading-value="0"/>
    </style:style>
    <style:style style:name="T73" style:family="text">
      <style:text-properties fo:color="#d4d4d4" loext:opacity="100%" fo:background-color="#1e1e1e" loext:char-shading-value="0"/>
    </style:style>
    <style:style style:name="T74" style:family="text">
      <style:text-properties fo:color="#4ec9b0" loext:opacity="100%"/>
    </style:style>
    <style:style style:name="T75" style:family="text">
      <style:text-properties fo:color="#4ec9b0" loext:opacity="100%" fo:font-weight="normal" fo:background-color="#1e1e1e" loext:char-shading-value="0"/>
    </style:style>
    <style:style style:name="T76" style:family="text">
      <style:text-properties fo:color="#4ec9b0" loext:opacity="100%" fo:font-weight="normal" officeooo:rsid="015732c0" fo:background-color="#1e1e1e" loext:char-shading-value="0"/>
    </style:style>
    <style:style style:name="T77" style:family="text">
      <style:text-properties fo:color="#4ec9b0" loext:opacity="100%" fo:background-color="#1e1e1e" loext:char-shading-value="0"/>
    </style:style>
    <style:style style:name="T78" style:family="text">
      <style:text-properties fo:color="#4ec9b0" loext:opacity="100%" officeooo:rsid="01b4c8e9" style:font-weight-asian="normal" style:font-weight-complex="normal"/>
    </style:style>
    <style:style style:name="T79" style:family="text">
      <style:text-properties fo:color="#9cdcfe" loext:opacity="100%"/>
    </style:style>
    <style:style style:name="T80" style:family="text">
      <style:text-properties fo:color="#9cdcfe" loext:opacity="100%" fo:font-weight="normal" fo:background-color="#1e1e1e" loext:char-shading-value="0"/>
    </style:style>
    <style:style style:name="T81" style:family="text">
      <style:text-properties fo:color="#9cdcfe" loext:opacity="100%" fo:font-weight="normal" officeooo:rsid="015732c0" fo:background-color="#1e1e1e" loext:char-shading-value="0"/>
    </style:style>
    <style:style style:name="T82" style:family="text">
      <style:text-properties fo:color="#9cdcfe" loext:opacity="100%" fo:background-color="#1e1e1e" loext:char-shading-value="0"/>
    </style:style>
    <style:style style:name="T83" style:family="text">
      <style:text-properties fo:color="#dcdcaa" loext:opacity="100%"/>
    </style:style>
    <style:style style:name="T84" style:family="text">
      <style:text-properties fo:color="#dcdcaa" loext:opacity="100%" fo:font-weight="normal" fo:background-color="#1e1e1e" loext:char-shading-value="0"/>
    </style:style>
    <style:style style:name="T85" style:family="text">
      <style:text-properties fo:color="#dcdcaa" loext:opacity="100%" fo:font-weight="normal" officeooo:rsid="015732c0" fo:background-color="#1e1e1e" loext:char-shading-value="0"/>
    </style:style>
    <style:style style:name="T86" style:family="text">
      <style:text-properties fo:color="#dcdcaa" loext:opacity="100%" officeooo:rsid="02189344"/>
    </style:style>
    <style:style style:name="T87" style:family="text">
      <style:text-properties fo:color="#dcdcaa" loext:opacity="100%" officeooo:rsid="01b4c8e9" style:font-weight-asian="normal" style:font-weight-complex="normal"/>
    </style:style>
    <style:style style:name="T88" style:family="text">
      <style:text-properties fo:color="#dcdcaa" loext:opacity="100%" fo:background-color="#1e1e1e" loext:char-shading-value="0"/>
    </style:style>
    <style:style style:name="T89" style:family="text">
      <style:text-properties officeooo:rsid="008c1150"/>
    </style:style>
    <style:style style:name="T90" style:family="text">
      <style:text-properties officeooo:rsid="01019ffc"/>
    </style:style>
    <style:style style:name="T91" style:family="text">
      <style:text-properties officeooo:rsid="01a3c4c5"/>
    </style:style>
    <style:style style:name="T92" style:family="text">
      <style:text-properties officeooo:rsid="01fbe275"/>
    </style:style>
    <style:style style:name="T93" style:family="text">
      <style:text-properties officeooo:rsid="01fef2d1"/>
    </style:style>
    <style:style style:name="T94" style:family="text">
      <style:text-properties officeooo:rsid="02003ff7"/>
    </style:style>
    <style:style style:name="T95" style:family="text">
      <style:text-properties officeooo:rsid="0201030d"/>
    </style:style>
    <style:style style:name="T96" style:family="text">
      <style:text-properties officeooo:rsid="0204012c"/>
    </style:style>
    <style:style style:name="T97" style:family="text">
      <style:text-properties officeooo:rsid="0208961b"/>
    </style:style>
    <style:style style:name="T98" style:family="text">
      <style:text-properties officeooo:rsid="020a3eec"/>
    </style:style>
    <style:style style:name="T99" style:family="text">
      <style:text-properties officeooo:rsid="020db04f"/>
    </style:style>
    <style:style style:name="T100" style:family="text">
      <style:text-properties officeooo:rsid="020e4162"/>
    </style:style>
    <style:style style:name="T101" style:family="text">
      <style:text-properties fo:font-weight="bold" officeooo:rsid="0103b806" style:font-weight-asian="bold"/>
    </style:style>
    <style:style style:name="T102" style:family="text">
      <style:text-properties fo:font-weight="bold" officeooo:rsid="00755add" style:font-weight-asian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2123f1c"/>
    </style:style>
    <style:style style:name="T105" style:family="text">
      <style:text-properties officeooo:rsid="02145378"/>
    </style:style>
    <style:style style:name="T106" style:family="text">
      <style:text-properties officeooo:rsid="01b4c8e9" style:font-weight-asian="normal" style:font-weight-complex="normal"/>
    </style:style>
    <style:style style:name="T107" style:family="text">
      <style:text-properties officeooo:rsid="015732c0"/>
    </style:style>
    <style:style style:name="T108" style:family="text">
      <style:text-properties officeooo:rsid="0226f55f"/>
    </style:style>
    <style:style style:name="T109" style:family="text">
      <style:text-properties officeooo:rsid="02286bea"/>
    </style:style>
    <style:style style:name="T110" style:family="text">
      <style:text-properties officeooo:rsid="0229f861"/>
    </style:style>
    <style:style style:name="T111" style:family="text">
      <style:text-properties officeooo:rsid="022ba6c0"/>
    </style:style>
    <style:style style:name="T112" style:family="text">
      <style:text-properties officeooo:rsid="022d6962"/>
    </style:style>
    <style:style style:name="T113" style:family="text">
      <style:text-properties officeooo:rsid="022dddd5"/>
    </style:style>
    <style:style style:name="T114" style:family="text">
      <style:text-properties officeooo:rsid="022ed55d"/>
    </style:style>
    <style:style style:name="T115" style:family="text">
      <style:text-properties officeooo:rsid="0231795d"/>
    </style:style>
    <style:style style:name="T116" style:family="text">
      <style:text-properties officeooo:rsid="0231977c"/>
    </style:style>
    <style:style style:name="T117" style:family="text">
      <style:text-properties officeooo:rsid="023f3291"/>
    </style:style>
    <style:style style:name="T118" style:family="text">
      <style:text-properties officeooo:rsid="024286fc"/>
    </style:style>
    <style:style style:name="T119" style:family="text">
      <style:text-properties officeooo:rsid="0248b9b9"/>
    </style:style>
    <style:style style:name="T120" style:family="text">
      <style:text-properties officeooo:rsid="024917c1"/>
    </style:style>
    <style:style style:name="T121" style:family="text">
      <style:text-properties officeooo:rsid="024cd4aa"/>
    </style:style>
    <style:style style:name="T122" style:family="text">
      <style:text-properties officeooo:rsid="024d43cf"/>
    </style:style>
    <style:style style:name="T123" style:family="text">
      <style:text-properties officeooo:rsid="024e149f"/>
    </style:style>
    <style:style style:name="T124" style:family="text">
      <style:text-properties officeooo:rsid="024ebdbf"/>
    </style:style>
    <style:style style:name="T125" style:family="text">
      <style:text-properties officeooo:rsid="02562f6b"/>
    </style:style>
    <style:style style:name="T126" style:family="text">
      <style:text-properties fo:font-size="11pt" fo:font-weight="bold" officeooo:rsid="00a67a27" style:font-size-asian="11pt" style:font-weight-asian="bold" style:font-size-complex="11pt" style:font-weight-complex="bold"/>
    </style:style>
    <style:style style:name="T127" style:family="text">
      <style:text-properties fo:font-size="11pt" fo:font-weight="bold" officeooo:rsid="022dddd5" style:font-size-asian="11pt" style:font-weight-asian="bold" style:font-size-complex="11pt" style:font-weight-complex="bold"/>
    </style:style>
    <style:style style:name="T128" style:family="text">
      <style:text-properties fo:font-size="11pt" fo:font-weight="bold" officeooo:rsid="0229f861" style:font-size-asian="11pt" style:font-weight-asian="bold" style:font-size-complex="11pt" style:font-weight-complex="bold"/>
    </style:style>
    <style:style style:name="T129" style:family="text">
      <style:text-properties officeooo:rsid="02597b21"/>
    </style:style>
    <style:style style:name="T130" style:family="text">
      <style:text-properties officeooo:rsid="02678cad"/>
    </style:style>
    <style:style style:name="T131" style:family="text">
      <style:text-properties officeooo:rsid="0267d5bb"/>
    </style:style>
    <style:style style:name="T132" style:family="text">
      <style:text-properties officeooo:rsid="026fdaee"/>
    </style:style>
    <style:style style:name="T133" style:family="text">
      <style:text-properties officeooo:rsid="02749c16"/>
    </style:style>
    <style:style style:name="T134" style:family="text">
      <style:text-properties officeooo:rsid="0275d9da"/>
    </style:style>
    <style:style style:name="T135" style:family="text">
      <style:text-properties officeooo:rsid="0276a12c"/>
    </style:style>
    <style:style style:name="T136" style:family="text">
      <style:text-properties officeooo:rsid="027704ad"/>
    </style:style>
    <style:style style:name="T137" style:family="text">
      <style:text-properties officeooo:rsid="027e84cb"/>
    </style:style>
    <style:style style:name="T138" style:family="text">
      <style:text-properties officeooo:rsid="02810cb2"/>
    </style:style>
    <style:style style:name="T139" style:family="text">
      <style:text-properties officeooo:rsid="0282edac"/>
    </style:style>
    <style:style style:name="T140" style:family="text">
      <style:text-properties officeooo:rsid="0286d1e3"/>
    </style:style>
    <style:style style:name="T141" style:family="text">
      <style:text-properties officeooo:rsid="0286d570"/>
    </style:style>
    <style:style style:name="T142" style:family="text">
      <style:text-properties officeooo:rsid="0289222a"/>
    </style:style>
    <style:style style:name="T143" style:family="text">
      <style:text-properties officeooo:rsid="02895390"/>
    </style:style>
    <style:style style:name="T144" style:family="text">
      <style:text-properties officeooo:rsid="028a55f6"/>
    </style:style>
    <style:style style:name="T145" style:family="text">
      <style:text-properties officeooo:rsid="028d9523"/>
    </style:style>
    <style:style style:name="T146" style:family="text">
      <style:text-properties officeooo:rsid="028f2d74"/>
    </style:style>
    <style:style style:name="T147" style:family="text">
      <style:text-properties officeooo:rsid="0290563b"/>
    </style:style>
    <style:style style:name="T148" style:family="text">
      <style:text-properties officeooo:rsid="0293725e"/>
    </style:style>
    <style:style style:name="T149" style:family="text">
      <style:text-properties officeooo:rsid="0294bef6"/>
    </style:style>
    <style:style style:name="T150" style:family="text">
      <style:text-properties officeooo:rsid="02964747"/>
    </style:style>
    <style:style style:name="T151" style:family="text">
      <style:text-properties officeooo:rsid="029a7ae9"/>
    </style:style>
    <style:style style:name="T152" style:family="text">
      <style:text-properties officeooo:rsid="029bba18"/>
    </style:style>
    <style:style style:name="T153" style:family="text">
      <style:text-properties officeooo:rsid="02a0721d"/>
    </style:style>
    <style:style style:name="T154" style:family="text">
      <style:text-properties officeooo:rsid="02a1bc2c"/>
    </style:style>
    <style:style style:name="T155" style:family="text">
      <style:text-properties officeooo:rsid="02a21951"/>
    </style:style>
    <style:style style:name="T156" style:family="text">
      <style:text-properties officeooo:rsid="02a4a2d2"/>
    </style:style>
    <style:style style:name="T157" style:family="text">
      <style:text-properties officeooo:rsid="02a4cddf"/>
    </style:style>
    <style:style style:name="T158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7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0">Министерство науки и высшего образования Российской Федерации</text:p>
            <text:p text:style-name="P70">Федеральное государственное бюджетное образовательное учреждение </text:p>
            <text:p text:style-name="P70">высшего образования</text:p>
            <text:p text:style-name="P71">«Московский государственный технический университет</text:p>
            <text:p text:style-name="P71">имени Н.Э. Баумана</text:p>
            <text:p text:style-name="P70">(национальный исследовательский университет)»</text:p>
            <text:p text:style-name="P70">(МГТУ им. Н.Э. Баумана)</text:p>
          </table:table-cell>
        </table:table-row>
      </table:table>
      <text:p text:style-name="P74"/>
      <text:p text:style-name="P15"/>
      <text:p text:style-name="P75"><text:span text:style-name="T40">ФАКУЛЬТЕТ <text:tab/></text:span><text:span text:style-name="T41">Информатика и системы управления</text:span></text:p>
      <text:p text:style-name="P72"/>
      <text:p text:style-name="P72">КАФЕДРА <text:tab/><text:tab/>Программное обеспечение ЭВМ и информационные технологии</text:p>
      <text:p text:style-name="P73"/>
      <text:p text:style-name="P16"/>
      <text:p text:style-name="P16"/>
      <text:p text:style-name="P77"><text:span text:style-name="T11">ОТЧЕТ ПО </text:span><text:span text:style-name="T12">ЛАБОРАТОРНОЙ РАБОТЕ №</text:span><text:span text:style-name="T13">7</text:span></text:p>
      <text:p text:style-name="P77"><text:span text:style-name="T12">«</text:span><text:span text:style-name="T14">ДЕРЕВЬЯ, СБАЛАНСИРОВАННЫЕ ДЕРЕВЬЯ, ХЕШ-ТАБЛИЦЫ</text:span><text:span text:style-name="T12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5"><text:span text:style-name="T42">Студент<text:tab/><text:tab/><text:tab/></text:span><text:span text:style-name="T43">Тузов Даниил Александрович</text:span></text:p>
      <text:p text:style-name="P18"/>
      <text:p text:style-name="P75"><text:span text:style-name="T42">Группа<text:tab/><text:tab/><text:tab/>ИУ7 – </text:span><text:span text:style-name="T44">3</text:span><text:span text:style-name="T45">2</text:span><text:span text:style-name="T42">Б </text:span></text:p>
      <text:p text:style-name="P16"/>
      <text:p text:style-name="P19">Преподаватель<text:tab/><text:tab/><text:span text:style-name="T65">Барышникова Марина Юрьевна</text:span></text:p>
      <text:p text:style-name="P19"><text:tab/><text:tab/><text:tab/><text:tab/><text:span text:style-name="T65">Силантьева Александра Васильевна</text:span></text:p>
      <text:p text:style-name="P17"/>
      <text:p text:style-name="P17"/>
      <text:p text:style-name="P17"/>
      <text:p text:style-name="P17"/>
      <text:p text:style-name="P1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8"/>
      <text:p text:style-name="P76"><text:span text:style-name="T46">20</text:span><text:span text:style-name="T47">2</text:span><text:span text:style-name="T48">3</text:span><text:span text:style-name="T46"> <text:s text:c="4"/></text:span><text:span text:style-name="T49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2"><text:soft-page-break/>Оглавление</text:p>
          </text:index-title>
          <text:p text:style-name="P3"><text:a xlink:type="simple" xlink:href="#__RefHeading___Toc1493_1224043242" text:style-name="Index_20_Link" text:visited-style-name="Index_20_Link"><text:span text:style-name="T50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50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50">Описание структур данных<text:tab/></text:span></text:a><text:span text:style-name="T51">4</text:span></text:p>
          <text:p text:style-name="P3"><text:a xlink:type="simple" xlink:href="#__RefHeading___Toc1499_1224043242" text:style-name="Index_20_Link" text:visited-style-name="Index_20_Link"><text:span text:style-name="T50">Описание алгоритма<text:tab/></text:span></text:a><text:span text:style-name="T54">5</text:span></text:p>
          <text:p text:style-name="P79">Описание функций…...…………………………………………………………………………..<text:span text:style-name="T151">6</text:span></text:p>
          <text:p text:style-name="P80"><text:a xlink:type="simple" xlink:href="#__RefHeading___Toc1501_1224043242" text:style-name="Index_20_Link" text:visited-style-name="Index_20_Link">Набор тестов<text:tab/></text:a><text:span text:style-name="T152">8</text:span></text:p>
          <text:p text:style-name="P4"><text:span text:style-name="T59">ЗАМЕРЫ </text:span><text:span text:style-name="T60">ВРЕМЕНИ</text:span><text:span text:style-name="T59"> </text:span><text:span text:style-name="T61">ПОИСКА В ОПИСАННЫХ СТРУКТУРАХ</text:span><text:span text:style-name="T52">….………………………….</text:span><text:span text:style-name="T53">..</text:span><text:span text:style-name="T55">9</text:span></text:p>
          <text:p text:style-name="P81"><text:span text:style-name="T126">ЗАМЕРЫ </text:span><text:span text:style-name="T127">РАСХОДОВ ПАМЯТИ</text:span><text:span text:style-name="T128"> В ОПИСАННЫХ СТРУКТУРАХ</text:span>…………………………...<text:span text:style-name="T152">10</text:span></text:p>
          <text:p text:style-name="P82"><text:a xlink:type="simple" xlink:href="#__RefHeading___Toc1505_1224043242" text:style-name="Index_20_Link" text:visited-style-name="Index_20_Link">Вывод…………………………………………………………………………………………………</text:a>..1<text:span text:style-name="T125">0</text:span></text:p>
          <text:p text:style-name="P5"><text:span text:style-name="T51">Ответы на контрольные вопросы……………………………………………………….</text:span><text:span text:style-name="T56">10</text:span></text:p>
        </text:index-body>
      </text:table-of-content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36" text:outline-level="1"><text:bookmark-start text:name="__RefHeading___Toc1493_1224043242"/><text:soft-page-break/><text:span text:style-name="T101">ОПИСАНИЕ</text:span><text:span text:style-name="T102"> УСЛОВИЯ ЗАДАЧИ</text:span><text:bookmark-end text:name="__RefHeading___Toc1493_1224043242"/></text:h>
      <text:p text:style-name="P88">Построить хеш-таблицу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о памяти) для поставленной задачи. Оценит<text:span text:style-name="T92">ь </text:span>эффективность поиска в хеш-таблице при различном количестве коллизий и при различных методах их разрешения.</text:p>
      <text:p text:style-name="P88"/>
      <text:p text:style-name="P88">Построить хеш-таблицу для зарезервированных слов языка С++ (не менее</text:p>
      <text:p text:style-name="P88">20 слов), содержащую HELP для каждого слова. Выдать на экран подсказку по введенному слову. Выполнить программу для различных размерностей таблицы и сравнить время поиска и количество сравнений. Для указанных данных создать сбалансированное дерево. Добавить подсказку по вновь введенному слову, используя при необходимости реструктуризацию таблицы. Сравнить эффективность добавления ключа в таблицу или ее реструктуризацию для различной степени заполненности таблицы.</text:p>
      <text:p text:style-name="P87"/>
      <text:h text:style-name="P9" text:outline-level="1"><text:bookmark-start text:name="__RefHeading___Toc1495_1224043242"/>ОПИСАНИЕ ТЕХНИЧЕСКОГО ЗАДАНИЯ<text:bookmark-end text:name="__RefHeading___Toc1495_1224043242"/></text:h>
      <text:list xml:id="list1272344199" text:style-name="L1">
        <text:list-header>
          <text:p text:style-name="P127">Входные данные:</text:p>
          <text:p text:style-name="P130">Файл с зарезервированными словами и их описаниями, <text:span text:style-name="T133">ключ и значения для вставки, ключ для поиска, файл для вывода</text:span></text:p>
          <text:p text:style-name="P131"/>
          <text:p text:style-name="P128">Выходные данные:</text:p>
        </text:list-header>
      </text:list>
      <text:p text:style-name="P91">DOT-файлы с полученными деревьями, <text:span text:style-name="T134">файл с</text:span> <text:span text:style-name="T93">хеш-табли</text:span><text:span text:style-name="T135">цей, </text:span><text:span text:style-name="T136">время</text:span><text:span text:style-name="T93"> поиска элемента</text:span></text:p>
      <text:p text:style-name="P90"/>
      <text:list xml:id="list2723708819" text:style-name="L2">
        <text:list-header>
          <text:p text:style-name="P129">Меню:</text:p>
          <text:p text:style-name="P140">1 <text:span text:style-name="T3">—</text:span> <text:span text:style-name="T4">Вставка в </text:span><text:span text:style-name="T6">ДДП</text:span></text:p>
          <text:p text:style-name="P148"><text:span text:style-name="T37">2 — </text:span><text:span text:style-name="T38">Вставка в АВЛ</text:span></text:p>
          <text:p text:style-name="P148"><text:span text:style-name="T37">3 — </text:span><text:span text:style-name="T36">В</text:span><text:span text:style-name="T38">ставка в хеш-таблицу</text:span></text:p>
          <text:p text:style-name="P148"><text:span text:style-name="T37">4 — </text:span><text:span text:style-name="T39">Вывод ДДП в файл</text:span></text:p>
          <text:p text:style-name="P148"><text:span text:style-name="T37">5 — </text:span><text:span text:style-name="T39">Вывод АВЛ в файл</text:span></text:p>
          <text:p text:style-name="P148"><text:soft-page-break/><text:span text:style-name="T37">6 — </text:span><text:span text:style-name="T39">Вывод хеш-таблицы в dot-файл</text:span></text:p>
          <text:p text:style-name="P141"><text:span text:style-name="T5">7 — </text:span><text:span text:style-name="T7">Поиск в ДДП</text:span></text:p>
        </text:list-header>
      </text:list>
      <text:p text:style-name="P132">8 — Поиск в АВЛ</text:p>
      <text:p text:style-name="P132">9 — Поиск в хеш-таблице</text:p>
      <text:list xml:id="list135541508236976" text:continue-numbering="true" text:style-name="L2">
        <text:list-header>
          <text:p text:style-name="P133">0 — завершение программы</text:p>
        </text:list-header>
      </text:list>
      <text:p text:style-name="P90"/>
      <text:list xml:id="list135541177173234" text:continue-list="list1272344199" text:style-name="L1">
        <text:list-header>
          <text:p text:style-name="P128"><text:span text:style-name="T64">Описание п</text:span>рограммы:</text:p>
          <text:p text:style-name="P134">Программа имитирует работу с <text:span text:style-name="T94">двоичным деревом поиска, с AVL-деревом и с х</text:span><text:span text:style-name="T95">е</text:span><text:span text:style-name="T94">ш-таблицей на примере поиска элемента.</text:span></text:p>
        </text:list-header>
      </text:list>
      <text:p text:style-name="P85"/>
      <text:list xml:id="list135540843435291" text:continue-numbering="true" text:style-name="L1">
        <text:list-header>
          <text:p text:style-name="P146"><text:span text:style-name="T10">Способ о</text:span><text:span text:style-name="T8">бращени</text:span><text:span text:style-name="T10">я</text:span><text:span text:style-name="T8"> к программе:</text:span><text:span text:style-name="T9"> </text:span></text:p>
          <text:p text:style-name="P143"><text:span text:style-name="T2">В</text:span><text:span text:style-name="T1">заимодействие через консоль.</text:span></text:p>
        </text:list-header>
      </text:list>
      <text:p text:style-name="P86"/>
      <text:list xml:id="list135540506586170" text:continue-numbering="true" text:style-name="L1">
        <text:list-header>
          <text:p text:style-name="P147"><text:span text:style-name="T2">А</text:span><text:span text:style-name="T1">варийные ситуации:</text:span></text:p>
        </text:list-header>
        <text:list-item>
          <text:p text:style-name="P135">Ошибка ввода<text:line-break/>Код ошибки — 1</text:p>
        </text:list-item>
        <text:list-item>
          <text:p text:style-name="P135">Ошибка памяти<text:line-break/>Код ошибки — 2</text:p>
        </text:list-item>
        <text:list-item>
          <text:p text:style-name="P136">Ошибка файла<text:line-break/>Код ошибки — <text:span text:style-name="T96">3</text:span></text:p>
        </text:list-item>
        <text:list-item>
          <text:p text:style-name="P135">Ошибка вставки в дерево<text:line-break/>Код ошибки — 4</text:p>
        </text:list-item>
      </text:list>
      <text:p text:style-name="P92"/>
      <text:h text:style-name="P13" text:outline-level="1"><text:bookmark-start text:name="__RefHeading___Toc1497_1224043242"/>ОПИСАНИЕ СТРУКТУР ДАННЫХ<text:bookmark-end text:name="__RefHeading___Toc1497_1224043242"/></text:h>
      <text:p text:style-name="P121"/>
      <text:p text:style-name="P37">Описание <text:span text:style-name="T97">пары слово-его описание</text:span></text:p>
      <text:p text:style-name="P42">word – <text:span text:style-name="T98">зарезервированное слово</text:span></text:p>
      <text:p text:style-name="P42">description – <text:span text:style-name="T98">описание этого зарезервированного слова</text:span></text:p>
      <text:p text:style-name="P106"><text:span text:style-name="T66">typedef</text:span> <text:span text:style-name="T66">struct</text:span> <text:span text:style-name="T74">type_item</text:span></text:p>
      <text:p text:style-name="P107">{</text:p>
      <text:p text:style-name="P107"><text:span text:style-name="T66">char</text:span> *<text:span text:style-name="T79">word</text:span>;</text:p>
      <text:p text:style-name="P107"><text:span text:style-name="T66">char</text:span> *<text:span text:style-name="T79">description</text:span>;</text:p>
      <text:p text:style-name="P107">} <text:span text:style-name="T74">item_t</text:span>;</text:p>
      <text:p text:style-name="P106"/>
      <text:p text:style-name="P38">Описание <text:span text:style-name="T99">узла двоичного дерева поиска</text:span></text:p>
      <text:p text:style-name="P43">item – пара, находящаяся в узле</text:p>
      <text:p text:style-name="P43">left – указатель на левое поддерево (меньшее)</text:p>
      <text:p text:style-name="P43">right – указатель на правое поддерево (правое)</text:p>
      <text:p text:style-name="P105"><text:span text:style-name="T66">typedef</text:span> <text:span text:style-name="T66">struct</text:span> <text:span text:style-name="T74">type_tree</text:span></text:p>
      <text:p text:style-name="P107">{</text:p>
      <text:p text:style-name="P107"><text:soft-page-break/><text:span text:style-name="T74">item_t</text:span> *<text:span text:style-name="T79">item</text:span>;</text:p>
      <text:p text:style-name="P107"><text:span text:style-name="T66">struct</text:span> <text:span text:style-name="T74">type_tree</text:span> *<text:span text:style-name="T79">left</text:span>;</text:p>
      <text:p text:style-name="P107"><text:span text:style-name="T66">struct</text:span> <text:span text:style-name="T74">type_tree</text:span> *<text:span text:style-name="T79">right</text:span>;</text:p>
      <text:p text:style-name="P107">} <text:span text:style-name="T74">tree_t</text:span>;</text:p>
      <text:p text:style-name="P105"/>
      <text:p text:style-name="P39">Описание <text:span text:style-name="T99">узла </text:span><text:span text:style-name="T100">AVL-дерева</text:span></text:p>
      <text:p text:style-name="P44">item – пара, находящаяся в узле</text:p>
      <text:p text:style-name="P45">depth – глубина вершины</text:p>
      <text:p text:style-name="P44">left – указатель на левое поддерево (меньшее)</text:p>
      <text:p text:style-name="P44">right – указатель на правое поддерево (правое)</text:p>
      <text:p text:style-name="P117"><text:span text:style-name="T66">typedef</text:span> <text:span text:style-name="T66">struct</text:span> type_avl</text:p>
      <text:p text:style-name="P107">{</text:p>
      <text:p text:style-name="P107"><text:span text:style-name="T74">item_t</text:span> *item;</text:p>
      <text:p text:style-name="P107"><text:span text:style-name="T66">int</text:span> depth;</text:p>
      <text:p text:style-name="P107"><text:span text:style-name="T66">struct</text:span> type_avl *left;</text:p>
      <text:p text:style-name="P107"><text:span text:style-name="T66">struct</text:span> type_avl *right;</text:p>
      <text:p text:style-name="P107">} <text:span text:style-name="T74">avl_t</text:span>;</text:p>
      <text:p text:style-name="P117"/>
      <text:p text:style-name="P41">Описание <text:span text:style-name="T105">списка ключей с равными индексами</text:span></text:p>
      <text:p text:style-name="P47">item – пара, хранящаяся в узле</text:p>
      <text:p text:style-name="P47">next – указатель на следующий элемент</text:p>
      <text:p text:style-name="P119"><text:span text:style-name="T66">typedef</text:span> <text:span text:style-name="T66">struct</text:span> <text:span text:style-name="T74">type_list</text:span></text:p>
      <text:p text:style-name="P107">{</text:p>
      <text:p text:style-name="P107"><text:span text:style-name="T74">item_t</text:span> *<text:span text:style-name="T79">item</text:span>;</text:p>
      <text:p text:style-name="P107"><text:span text:style-name="T66">struct</text:span> <text:span text:style-name="T74">type_list</text:span> *<text:span text:style-name="T79">next</text:span>;</text:p>
      <text:p text:style-name="P107">} <text:span text:style-name="T74">list_t</text:span>;</text:p>
      <text:p text:style-name="P119"/>
      <text:p text:style-name="P40">Описание <text:span text:style-name="T104">хеш-таблицы</text:span></text:p>
      <text:p text:style-name="P46">size – размер таблицы</text:p>
      <text:p text:style-name="P46">count – количество элементов в таблице</text:p>
      <text:p text:style-name="P48">overflow – список элементов с совпавшими индексами</text:p>
      <text:p text:style-name="P46">items – массив элементов, расположенных в соответсвующих индексах</text:p>
      <text:p text:style-name="P118"><text:span text:style-name="T66">typedef</text:span> <text:span text:style-name="T66">struct</text:span> <text:span text:style-name="T74">type_hash</text:span></text:p>
      <text:p text:style-name="P107">{</text:p>
      <text:p text:style-name="P107"><text:span text:style-name="T66">int</text:span> <text:span text:style-name="T79">size</text:span>;</text:p>
      <text:p text:style-name="P107"><text:span text:style-name="T66">int</text:span> <text:span text:style-name="T79">count</text:span>;</text:p>
      <text:p text:style-name="P107"><text:span text:style-name="T74">list_t</text:span> **<text:span text:style-name="T79">overflow</text:span>;</text:p>
      <text:p text:style-name="P107"><text:span text:style-name="T74">item_t</text:span> **<text:span text:style-name="T79">items</text:span>;</text:p>
      <text:p text:style-name="P107">} <text:span text:style-name="T74">hash_t</text:span>;</text:p>
      <text:p text:style-name="P11"/>
      <text:h text:style-name="P10" text:outline-level="1"><text:bookmark-start text:name="__RefHeading___Toc1499_1224043242"/>ОПИСАНИЕ АЛГОРИТМА<text:bookmark-end text:name="__RefHeading___Toc1499_1224043242"/></text:h>
      <text:list xml:id="list1635597063" text:style-name="L3">
        <text:list-item>
          <text:p text:style-name="P137">Пользователь выбирает действие</text:p>
        </text:list-item>
        <text:list-item>
          <text:p text:style-name="P137"><text:soft-page-break/>Согласно выбранному действию вызывается соответствующая функция</text:p>
          <text:list>
            <text:list-item>
              <text:p text:style-name="P138">Вставка в АВЛ И ДДП производится <text:span text:style-name="T138">рекурсивно </text:span>в <text:span text:style-name="T137">лист</text:span>, вставка в хеш-таблицу производится в ячейку таблиц<text:span text:style-name="T139">ы</text:span> равную сумме символов строки по модулю размера строки</text:p>
            </text:list-item>
            <text:list-item>
              <text:p text:style-name="P139">Поиск в АВЛ и ДДП осуществляется рекурсивно, в хеш-таблице по индексу, соответствующему хеш-функции</text:p>
            </text:list-item>
          </text:list>
        </text:list-item>
        <text:list-item>
          <text:p text:style-name="P137">Выполняется логика этой функции</text:p>
        </text:list-item>
        <text:list-item>
          <text:p text:style-name="P137">Если во время выполнения функции возникла ошибка, то выводится сообщение, поясняющее эту ошибку. <text:span text:style-name="T91">Программа аварийно завершается</text:span></text:p>
        </text:list-item>
        <text:list-item>
          <text:p text:style-name="P137">Если ошибки не возникло, возвращаемся к 1 пункту</text:p>
        </text:list-item>
      </text:list>
      <text:p text:style-name="P89"/>
      <text:h text:style-name="P6" text:outline-level="1">ОПИСАНИЕ ФУНКЦИЙ</text:h>
      <text:p text:style-name="P103"><text:span text:style-name="T66">void</text:span> <text:span text:style-name="T83">d</text:span><text:span text:style-name="T86">i</text:span><text:span text:style-name="T83">scription</text:span>();<text:span text:style-name="T15"> - </text:span><text:span text:style-name="T16">функция выводит описание программы</text:span></text:p>
      <text:p text:style-name="P104"><text:span text:style-name="T66">void</text:span> <text:span text:style-name="T83">menu</text:span>();<text:span text:style-name="T15"> - </text:span><text:span text:style-name="T16">функция выводит меню пользователю</text:span></text:p>
      <text:p text:style-name="P120"><text:span text:style-name="T78">item_t</text:span><text:span text:style-name="T106"> *</text:span><text:span text:style-name="T87">item_create</text:span><text:span text:style-name="T106">(</text:span><text:span text:style-name="T70">void</text:span><text:span text:style-name="T106">);</text:span><text:span text:style-name="T17"> - </text:span><text:span text:style-name="T19">функция создания пары ключ-значение</text:span></text:p>
      <text:p text:style-name="P123"><text:span text:style-name="T67">int</text:span><text:span text:style-name="T71"> </text:span><text:span text:style-name="T84">item_input</text:span><text:span text:style-name="T71">(</text:span><text:span text:style-name="T75">FILE</text:span><text:span text:style-name="T71"> *</text:span><text:span text:style-name="T80">f</text:span><text:span text:style-name="T71">, </text:span><text:span text:style-name="T75">item_t</text:span><text:span text:style-name="T71"> *</text:span><text:span text:style-name="T80">item</text:span><text:span text:style-name="T71">);</text:span><text:span text:style-name="T31"> - </text:span><text:span text:style-name="T32">ввод пары из файла</text:span></text:p>
      <text:p text:style-name="P122"/>
      <text:p text:style-name="P108"><text:span text:style-name="T66">void</text:span> <text:span text:style-name="T83">item_free</text:span>(<text:span text:style-name="T74">item_t</text:span> *<text:span text:style-name="T79">item</text:span>);<text:span text:style-name="T17"> - </text:span><text:span text:style-name="T20">очистка памяти из-под пары</text:span></text:p>
      <text:p text:style-name="P122"/>
      <text:p text:style-name="P109"><text:span text:style-name="T66">int</text:span> <text:span text:style-name="T83">item_cmp</text:span>(<text:span text:style-name="T74">item_t</text:span> *<text:span text:style-name="T79">pl</text:span>, <text:span text:style-name="T74">item_t</text:span> *<text:span text:style-name="T79">pr</text:span>);<text:span text:style-name="T17"> - </text:span><text:span text:style-name="T21">сравенение двух пар по ключу</text:span><text:span text:style-name="T18"><text:line-break/></text:span></text:p>
      <text:p text:style-name="P124"><text:span text:style-name="T76">list_t</text:span><text:span text:style-name="T72"> *</text:span><text:span text:style-name="T85">allocate_list</text:span><text:span text:style-name="T72">(</text:span><text:span text:style-name="T68">void</text:span><text:span text:style-name="T72">);</text:span><text:span text:style-name="T31"> - </text:span><text:span text:style-name="T33">создание узла списка для хеш-таблицы</text:span></text:p>
      <text:p text:style-name="P124"><text:span text:style-name="T75">list_t</text:span><text:span text:style-name="T71"> *</text:span><text:span text:style-name="T84">list_insert</text:span><text:span text:style-name="T71">(</text:span><text:span text:style-name="T75">list_t</text:span><text:span text:style-name="T71"> *</text:span><text:span text:style-name="T80">list</text:span><text:span text:style-name="T71">, </text:span><text:span text:style-name="T75">item_t</text:span><text:span text:style-name="T71"> *</text:span><text:span text:style-name="T80">item</text:span><text:span text:style-name="T71">);</text:span><text:span text:style-name="T31"> - </text:span><text:span text:style-name="T33">вставка в список для хеш-таблицы</text:span></text:p>
      <text:p text:style-name="P109"><text:span text:style-name="T66">void</text:span> <text:span text:style-name="T83">list_free</text:span>(<text:span text:style-name="T74">list_t</text:span> *<text:span text:style-name="T79">list</text:span>);<text:span text:style-name="T17"> - </text:span><text:span text:style-name="T21">очистка </text:span><text:span text:style-name="T24">памяти из-под </text:span><text:span text:style-name="T22">узла списка</text:span></text:p>
      <text:p text:style-name="P122"/>
      <text:p text:style-name="P109"><text:span text:style-name="T74">list_t</text:span> **<text:span text:style-name="T83">create_overflow</text:span>(<text:span text:style-name="T74">hash_t</text:span> *<text:span text:style-name="T79">table</text:span>);<text:span text:style-name="T17"> - </text:span><text:span text:style-name="T21">создание </text:span><text:span text:style-name="T22">списка элементов с повторяющимися индексами</text:span></text:p>
      <text:p text:style-name="P122"/>
      <text:p text:style-name="P110"><text:span text:style-name="T66">void</text:span> <text:span text:style-name="T83">free_overflow</text:span>(<text:span text:style-name="T74">hash_t</text:span> *<text:span text:style-name="T79">table</text:span>);<text:span text:style-name="T17"> - </text:span><text:span text:style-name="T23">очистка памяти из-под списка</text:span></text:p>
      <text:p text:style-name="P122"/>
      <text:p text:style-name="P111"><text:soft-page-break/><text:span text:style-name="T66">int</text:span> <text:span text:style-name="T83">hash_func</text:span>(<text:span text:style-name="T66">char</text:span> *<text:span text:style-name="T79">str</text:span>);<text:span text:style-name="T17"> - </text:span><text:span text:style-name="T25">хеш-функция</text:span></text:p>
      <text:p text:style-name="P122"/>
      <text:p text:style-name="P112"><text:span text:style-name="T74">hash_t</text:span> *<text:span text:style-name="T83">hash_create</text:span>(<text:span text:style-name="T66">int</text:span> <text:span text:style-name="T79">size</text:span>);<text:span text:style-name="T17"> - </text:span><text:span text:style-name="T26">создание объекта хеш-таблица</text:span></text:p>
      <text:p text:style-name="P122"/>
      <text:p text:style-name="P112"><text:span text:style-name="T66">void</text:span> <text:span text:style-name="T83">hash_free</text:span>(<text:span text:style-name="T74">hash_t</text:span> *<text:span text:style-name="T79">table</text:span>);<text:span text:style-name="T17"> - </text:span><text:span text:style-name="T26">очистка памяти из-под хеш-таблицы</text:span></text:p>
      <text:p text:style-name="P122"/>
      <text:p text:style-name="P112"><text:span text:style-name="T66">void</text:span> <text:span text:style-name="T83">hash_collision</text:span>(<text:span text:style-name="T74">hash_t</text:span> *<text:span text:style-name="T79">table</text:span>, <text:span text:style-name="T66">int</text:span> <text:span text:style-name="T79">index</text:span>, <text:span text:style-name="T74">item_t</text:span> *<text:span text:style-name="T79">item</text:span>);<text:span text:style-name="T17"> - </text:span><text:span text:style-name="T26">функция разрешения коллизий при вставке</text:span></text:p>
      <text:p text:style-name="P122"/>
      <text:p text:style-name="P113"><text:span text:style-name="T66">int</text:span> <text:span text:style-name="T83">hash_insert</text:span>(<text:span text:style-name="T74">hash_t</text:span> *<text:span text:style-name="T79">table</text:span>, <text:span text:style-name="T74">item_t</text:span> *<text:span text:style-name="T79">item</text:span>);<text:span text:style-name="T17"> - </text:span><text:span text:style-name="T27">вставка в хе-таблицу</text:span></text:p>
      <text:p text:style-name="P122"/>
      <text:p text:style-name="P113"><text:span text:style-name="T66">char</text:span> *<text:span text:style-name="T83">hash_find</text:span>(<text:span text:style-name="T74">hash_t</text:span> *<text:span text:style-name="T79">table</text:span>, <text:span text:style-name="T66">char</text:span> *<text:span text:style-name="T79">word</text:span>);<text:span text:style-name="T17"> - </text:span><text:span text:style-name="T27">поиск в хеш-таблице</text:span></text:p>
      <text:p text:style-name="P122"/>
      <text:p text:style-name="P113"><text:span text:style-name="T66">void</text:span> <text:span text:style-name="T83">hash_print</text:span>(<text:span text:style-name="T74">FILE</text:span> *<text:span text:style-name="T79">f</text:span>, <text:span text:style-name="T74">hash_t</text:span> *<text:span text:style-name="T79">table</text:span>);<text:span text:style-name="T17"> - </text:span><text:span text:style-name="T27">печать хеш-таблицы</text:span></text:p>
      <text:p text:style-name="P101"><text:span text:style-name="T107"><text:line-break/></text:span><text:span text:style-name="T69">int</text:span><text:span text:style-name="T73"> </text:span><text:span text:style-name="T88">read_avl</text:span><text:span text:style-name="T73">(</text:span><text:span text:style-name="T77">FILE</text:span><text:span text:style-name="T73"> *</text:span><text:span text:style-name="T82">f</text:span><text:span text:style-name="T73">, </text:span><text:span text:style-name="T77">avl_t</text:span><text:span text:style-name="T73"> **</text:span><text:span text:style-name="T82">avl</text:span><text:span text:style-name="T73">);</text:span><text:span text:style-name="T57"> - </text:span><text:span text:style-name="T58">чтение авл-дерева из файла</text:span></text:p>
      <text:p text:style-name="P122"/>
      <text:p text:style-name="P114"><text:span text:style-name="T66">int</text:span> <text:span text:style-name="T83">read_tree</text:span>(<text:span text:style-name="T74">FILE</text:span> *<text:span text:style-name="T79">f</text:span>, <text:span text:style-name="T74">tree_t</text:span> **<text:span text:style-name="T79">tree</text:span>);<text:span text:style-name="T17"> - </text:span><text:span text:style-name="T28">чтение бинарного дерева из файла</text:span></text:p>
      <text:p text:style-name="P122"/>
      <text:p text:style-name="P114"><text:span text:style-name="T66">int</text:span> <text:span text:style-name="T83">read_hash</text:span>(<text:span text:style-name="T74">FILE</text:span> *<text:span text:style-name="T79">f</text:span>, <text:span text:style-name="T74">hash_t</text:span> **<text:span text:style-name="T79">tree</text:span>);<text:span text:style-name="T17"> - </text:span><text:span text:style-name="T28">чтение хеш-таблицы из дерева</text:span></text:p>
      <text:p text:style-name="P122"/>
      <text:p text:style-name="P114"><text:span text:style-name="T66">int</text:span> <text:span text:style-name="T83">read_str</text:span>(<text:span text:style-name="T66">char</text:span> **<text:span text:style-name="T79">buf</text:span>);<text:span text:style-name="T17"> - </text:span><text:span text:style-name="T28">чтение строки</text:span></text:p>
      <text:p text:style-name="P99"/>
      <text:p text:style-name="P125"><text:span text:style-name="T76">tree_t</text:span><text:span text:style-name="T72"> *</text:span><text:span text:style-name="T85">tree_create</text:span><text:span text:style-name="T72">(</text:span><text:span text:style-name="T76">item_t</text:span><text:span text:style-name="T72"> *</text:span><text:span text:style-name="T81">item</text:span><text:span text:style-name="T72">);</text:span><text:span text:style-name="T31"> - </text:span><text:span text:style-name="T34">создание объекта двоичное дерево поиска на основе пары</text:span></text:p>
      <text:p text:style-name="P115"><text:span text:style-name="T66">void</text:span> <text:span text:style-name="T83">tree_free</text:span>(<text:span text:style-name="T74">tree_t</text:span> *<text:span text:style-name="T79">pt</text:span>);<text:span text:style-name="T17"> - </text:span><text:span text:style-name="T29">очистка памяти из-под узла двоичного дерева</text:span></text:p>
      <text:p text:style-name="P122"/>
      <text:p text:style-name="P116"><text:span text:style-name="T66">void</text:span> <text:span text:style-name="T83">tree_destroy</text:span>(<text:span text:style-name="T74">tree_t</text:span> *<text:span text:style-name="T79">pt</text:span>);<text:span text:style-name="T17"> - </text:span><text:span text:style-name="T30">удаление объекта двоичное дерево поиска</text:span></text:p>
      <text:p text:style-name="P122"/>
      <text:p text:style-name="P116"><text:span text:style-name="T66">void</text:span> <text:span text:style-name="T83">tree_print</text:span>(<text:span text:style-name="T74">FILE</text:span> *<text:span text:style-name="T79">f</text:span>, <text:span text:style-name="T74">tree_t</text:span> *<text:span text:style-name="T79">pt</text:span>);<text:span text:style-name="T17"> - </text:span><text:span text:style-name="T30">печать двоичного дерева в файл</text:span></text:p>
      <text:p text:style-name="P122"/>
      <text:p text:style-name="P116"><text:soft-page-break/><text:span text:style-name="T66">void</text:span> <text:span text:style-name="T83">tree_print_dot</text:span>(<text:span text:style-name="T74">FILE</text:span> *<text:span text:style-name="T79">f</text:span>, <text:span text:style-name="T74">tree_t</text:span> *<text:span text:style-name="T79">pt</text:span>);<text:span text:style-name="T17"> - </text:span><text:span text:style-name="T30">экспорт двоичного дерева в дот-файл</text:span></text:p>
      <text:p text:style-name="P122"/>
      <text:p text:style-name="P116"><text:span text:style-name="T74">tree_t</text:span> *<text:span text:style-name="T83">tree_find</text:span>(<text:span text:style-name="T74">tree_t</text:span> *<text:span text:style-name="T79">pt</text:span>, <text:span text:style-name="T74">tree_t</text:span> *<text:span text:style-name="T79">el</text:span>, <text:span text:style-name="T66">int</text:span> (*<text:span text:style-name="T79">comp</text:span>)(<text:span text:style-name="T74">item_t</text:span> *, <text:span text:style-name="T74">item_t</text:span> *));<text:span text:style-name="T17"> - </text:span><text:span text:style-name="T30">поиск в двоичном дереве поиска</text:span></text:p>
      <text:p text:style-name="P122"/>
      <text:p text:style-name="P116"><text:span text:style-name="T74">tree_t</text:span> *<text:span text:style-name="T83">tree_insert</text:span>(<text:span text:style-name="T74">tree_t</text:span> *<text:span text:style-name="T79">pt</text:span>, <text:span text:style-name="T74">tree_t</text:span> *<text:span text:style-name="T79">el</text:span>, <text:span text:style-name="T66">int</text:span> (*<text:span text:style-name="T79">comp</text:span>)(<text:span text:style-name="T74">item_t</text:span> *, <text:span text:style-name="T74">item_t</text:span> *));<text:span text:style-name="T17"> - </text:span><text:span text:style-name="T30">вставка в двоичное дерево поиска</text:span></text:p>
      <text:p text:style-name="P100"/>
      <text:p text:style-name="P126"><text:span text:style-name="T76">avl_t</text:span><text:span text:style-name="T72"> *</text:span><text:span text:style-name="T85">avl_create</text:span><text:span text:style-name="T72">(</text:span><text:span text:style-name="T76">item_t</text:span><text:span text:style-name="T72"> *</text:span><text:span text:style-name="T81">item</text:span><text:span text:style-name="T72">);</text:span><text:span text:style-name="T31"> - </text:span><text:span text:style-name="T35">создание объекта авл-дерево на основе пары</text:span></text:p>
      <text:p text:style-name="P116"><text:span text:style-name="T66">void</text:span> <text:span text:style-name="T83">avl_free</text:span>(<text:span text:style-name="T74">avl_t</text:span> *<text:span text:style-name="T79">pt</text:span>);<text:span text:style-name="T17"> - </text:span><text:span text:style-name="T30">очистка памяти из-под узла авл-дерева</text:span></text:p>
      <text:p text:style-name="P122"/>
      <text:p text:style-name="P116"><text:span text:style-name="T66">void</text:span> <text:span text:style-name="T83">avl_destroy</text:span>(<text:span text:style-name="T74">avl_t</text:span> *<text:span text:style-name="T79">pt</text:span>);<text:span text:style-name="T17"> - </text:span><text:span text:style-name="T30">уничтожение авл-дерева</text:span></text:p>
      <text:p text:style-name="P122"/>
      <text:p text:style-name="P116"><text:span text:style-name="T66">void</text:span> <text:span text:style-name="T83">avl_print</text:span>(<text:span text:style-name="T74">FILE</text:span> *<text:span text:style-name="T79">f</text:span>, <text:span text:style-name="T74">avl_t</text:span> *<text:span text:style-name="T79">pt</text:span>);<text:span text:style-name="T17"> - </text:span><text:span text:style-name="T30">печать авл-дерева в файл</text:span></text:p>
      <text:p text:style-name="P122"/>
      <text:p text:style-name="P116"><text:span text:style-name="T66">void</text:span> <text:span text:style-name="T83">avl_print_dot</text:span>(<text:span text:style-name="T74">FILE</text:span> *<text:span text:style-name="T79">f</text:span>, <text:span text:style-name="T74">avl_t</text:span> *<text:span text:style-name="T79">pt</text:span>);<text:span text:style-name="T17"> - </text:span><text:span text:style-name="T30">экспорт авл-дерева в дот-файл</text:span></text:p>
      <text:p text:style-name="P122"/>
      <text:p text:style-name="P116"><text:span text:style-name="T74">avl_t</text:span> *<text:span text:style-name="T83">avl_find</text:span>(<text:span text:style-name="T74">avl_t</text:span> *<text:span text:style-name="T79">pt</text:span>, <text:span text:style-name="T74">avl_t</text:span> *<text:span text:style-name="T79">el</text:span>, <text:span text:style-name="T66">int</text:span> (*<text:span text:style-name="T79">comp</text:span>)(<text:span text:style-name="T74">item_t</text:span> *, <text:span text:style-name="T74">item_t</text:span> *));<text:span text:style-name="T17"> - </text:span><text:span text:style-name="T30">поиск в авл-дереве</text:span></text:p>
      <text:p text:style-name="P122"/>
      <text:p text:style-name="P116"><text:span text:style-name="T74">avl_t</text:span> *<text:span text:style-name="T83">avl_insert</text:span>(<text:span text:style-name="T74">avl_t</text:span> *<text:span text:style-name="T79">pt</text:span>, <text:span text:style-name="T74">avl_t</text:span> *<text:span text:style-name="T79">el</text:span>, <text:span text:style-name="T66">int</text:span> (*<text:span text:style-name="T79">comp</text:span>)(<text:span text:style-name="T74">item_t</text:span> *, <text:span text:style-name="T74">item_t</text:span> *));<text:span text:style-name="T17"> - </text:span><text:span text:style-name="T30">вставка в авл-дерево</text:span></text:p>
      <text:p text:style-name="P100"/>
      <text:h text:style-name="P12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0"><text:span text:style-name="T89">Описание</text:span> теста</text:p>
          </table:table-cell>
          <table:table-cell table:style-name="Таблица2.A1" office:value-type="string">
            <text:p text:style-name="P21">Ввод пользователя</text:p>
          </table:table-cell>
          <table:table-cell table:style-name="Таблица2.D1" office:value-type="string">
            <text:p text:style-name="P21">Ответ программы</text:p>
          </table:table-cell>
        </table:table-row>
        <table:table-row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0</text:p>
          </table:table-cell>
          <table:table-cell table:style-name="Таблица2.D2" office:value-type="string">
            <text:p text:style-name="P22">Выход из программы</text:p>
          </table:table-cell>
        </table:table-row>
        <table:table-row table:style-name="Таблица2.3"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1</text:p>
          </table:table-cell>
          <table:table-cell table:style-name="Таблица2.D2" office:value-type="string">
            <text:p text:style-name="P22">Вставка в ДДП</text:p>
          </table:table-cell>
        </table:table-row>
        <table:table-row table:style-name="Таблица2.3"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2</text:p>
          </table:table-cell>
          <table:table-cell table:style-name="Таблица2.D2" office:value-type="string">
            <text:p text:style-name="P22">Вставка в АВЛ</text:p>
          </table:table-cell>
        </table:table-row>
        <table:table-row table:style-name="Таблица2.3">
          <table:table-cell table:style-name="Таблица2.A2" office:value-type="string">
            <text:p text:style-name="P28">4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3</text:p>
          </table:table-cell>
          <table:table-cell table:style-name="Таблица2.D2" office:value-type="string">
            <text:p text:style-name="P22">Вставка в хеш-таблицу</text:p>
          </table:table-cell>
        </table:table-row>
        <table:table-row table:style-name="Таблица2.3">
          <table:table-cell table:style-name="Таблица2.A2" office:value-type="string">
            <text:p text:style-name="P29">5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4</text:p>
          </table:table-cell>
          <table:table-cell table:style-name="Таблица2.D2" office:value-type="string">
            <text:p text:style-name="P22">Экспорт ДДП в дот-файл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30">6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5</text:p>
          </table:table-cell>
          <table:table-cell table:style-name="Таблица2.D2" office:value-type="string">
            <text:p text:style-name="P22">Экспорт АВЛ в дот-файл</text:p>
          </table:table-cell>
        </table:table-row>
        <table:table-row table:style-name="Таблица2.3">
          <table:table-cell table:style-name="Таблица2.A2" office:value-type="string">
            <text:p text:style-name="P30">7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6</text:p>
          </table:table-cell>
          <table:table-cell table:style-name="Таблица2.D2" office:value-type="string">
            <text:p text:style-name="P22">Печать <text:s/>хеш-таблицы на экран</text:p>
          </table:table-cell>
        </table:table-row>
        <table:table-row table:style-name="Таблица2.3"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7</text:p>
          </table:table-cell>
          <table:table-cell table:style-name="Таблица2.D2" office:value-type="string">
            <text:p text:style-name="P22">Поиск в ДДП</text:p>
          </table:table-cell>
        </table:table-row>
        <table:table-row table:style-name="Таблица2.3">
          <table:table-cell table:style-name="Таблица2.A2" office:value-type="string">
            <text:p text:style-name="P32">9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8</text:p>
          </table:table-cell>
          <table:table-cell table:style-name="Таблица2.D2" office:value-type="string">
            <text:p text:style-name="P22">Поиск в АВЛ</text:p>
          </table:table-cell>
        </table:table-row>
        <table:table-row table:style-name="Таблица2.3">
          <table:table-cell table:style-name="Таблица2.A2" office:value-type="string">
            <text:p text:style-name="P33">10 </text:p>
          </table:table-cell>
          <table:table-cell table:style-name="Таблица2.A2" office:value-type="string">
            <text:p text:style-name="P22">Выбор действия</text:p>
          </table:table-cell>
          <table:table-cell table:style-name="Таблица2.A2" office:value-type="string">
            <text:p text:style-name="P22">9</text:p>
          </table:table-cell>
          <table:table-cell table:style-name="Таблица2.D2" office:value-type="string">
            <text:p text:style-name="P22">Поиск в хеш-таблице</text:p>
          </table:table-cell>
        </table:table-row>
        <table:table-row table:style-name="Таблица2.3">
          <table:table-cell table:style-name="Таблица2.A2" office:value-type="string">
            <text:p text:style-name="P33">11</text:p>
          </table:table-cell>
          <table:table-cell table:style-name="Таблица2.A2" office:value-type="string">
            <text:p text:style-name="P23">Ввод файла для экспорта</text:p>
          </table:table-cell>
          <table:table-cell table:style-name="Таблица2.A2" office:value-type="string">
            <text:p text:style-name="P23">a.dot</text:p>
          </table:table-cell>
          <table:table-cell table:style-name="Таблица2.D2" office:value-type="string">
            <text:p text:style-name="P23">Успешно экспортировано</text:p>
          </table:table-cell>
        </table:table-row>
        <table:table-row table:style-name="Таблица2.3">
          <table:table-cell table:style-name="Таблица2.A2" office:value-type="string">
            <text:p text:style-name="P33">12</text:p>
          </table:table-cell>
          <table:table-cell table:style-name="Таблица2.A2" office:value-type="string">
            <text:p text:style-name="P23">Ввод файла для экспорта</text:p>
          </table:table-cell>
          <table:table-cell table:style-name="Таблица2.A2" office:value-type="string">
            <text:p text:style-name="P23">Поврежденный файл</text:p>
          </table:table-cell>
          <table:table-cell table:style-name="Таблица2.D2" office:value-type="string">
            <text:p text:style-name="P23">Ошибка файла</text:p>
          </table:table-cell>
        </table:table-row>
        <table:table-row table:style-name="Таблица2.3">
          <table:table-cell table:style-name="Таблица2.A2" office:value-type="string">
            <text:p text:style-name="P34">13</text:p>
          </table:table-cell>
          <table:table-cell table:style-name="Таблица2.A2" office:value-type="string">
            <text:p text:style-name="P23">Ввод ключа для вставки</text:p>
          </table:table-cell>
          <table:table-cell table:style-name="Таблица2.A2" office:value-type="string">
            <text:p text:style-name="P23">for</text:p>
          </table:table-cell>
          <table:table-cell table:style-name="Таблица2.D2" office:value-type="string">
            <text:p text:style-name="P23">Введите описание</text:p>
          </table:table-cell>
        </table:table-row>
        <table:table-row table:style-name="Таблица2.3">
          <table:table-cell table:style-name="Таблица2.A2" office:value-type="string">
            <text:p text:style-name="P35">14</text:p>
          </table:table-cell>
          <table:table-cell table:style-name="Таблица2.A2" office:value-type="string">
            <text:p text:style-name="P23">Ввод описания для вставки</text:p>
          </table:table-cell>
          <table:table-cell table:style-name="Таблица2.A2" office:value-type="string">
            <text:p text:style-name="P23">Цикл с итерацией</text:p>
          </table:table-cell>
          <table:table-cell table:style-name="Таблица2.D2" office:value-type="string">
            <text:p text:style-name="P26">For - цикл с итерацией <text:span text:style-name="T130">в </text:span><text:span text:style-name="T131">14</text:span><text:span text:style-name="T130"> ячейку таблицы</text:span></text:p>
          </table:table-cell>
        </table:table-row>
        <table:table-row table:style-name="Таблица2.3">
          <table:table-cell table:style-name="Таблица2.A2" office:value-type="string">
            <text:p text:style-name="P35">15</text:p>
          </table:table-cell>
          <table:table-cell table:style-name="Таблица2.A2" office:value-type="string">
            <text:p text:style-name="P23">Ввод <text:span text:style-name="T108">существующего </text:span>ключа для поиска</text:p>
          </table:table-cell>
          <table:table-cell table:style-name="Таблица2.A2" office:value-type="string">
            <text:p text:style-name="P25">if</text:p>
          </table:table-cell>
          <table:table-cell table:style-name="Таблица2.D2" office:value-type="string">
            <text:p text:style-name="P23">Ветка правды в условном операторе</text:p>
          </table:table-cell>
        </table:table-row>
        <table:table-row table:style-name="Таблица2.3">
          <table:table-cell table:style-name="Таблица2.A2" office:value-type="string">
            <text:p text:style-name="P35">16</text:p>
          </table:table-cell>
          <table:table-cell table:style-name="Таблица2.A2" office:value-type="string">
            <text:p text:style-name="P24">Ввод <text:span text:style-name="T109">несуществующего</text:span><text:span text:style-name="T108"> </text:span>ключа для поиска</text:p>
          </table:table-cell>
          <table:table-cell table:style-name="Таблица2.A2" office:value-type="string">
            <text:p text:style-name="P25">abc</text:p>
          </table:table-cell>
          <table:table-cell table:style-name="Таблица2.D2" office:value-type="string">
            <text:p text:style-name="P25">Ничего не происходит</text:p>
          </table:table-cell>
        </table:table-row>
      </table:table>
      <text:h text:style-name="P7" text:outline-level="1"/>
      <text:h text:style-name="P7" text:outline-level="1">ЗАМЕРЫ <text:span text:style-name="T112">ВРЕМЕНИ</text:span> <text:span text:style-name="T110">ПОИСКА В ОПИСАННЫХ СТРУКТУРАХ</text:span></text:h>
      <text:p text:style-name="P62"><text:span text:style-name="T90">В ходе эксперимента для получения результатов проводилось </text:span><text:span text:style-name="T111">1000</text:span><text:span text:style-name="T115">0</text:span><text:span text:style-name="T114">00</text:span><text:span text:style-name="T90"> замеров по времени. Усредненный результат представлен в таблице</text:span></text:p>
      <text:p text:style-name="P63">Числа в таблице представлены в <text:span text:style-name="T103">микросекундах</text:span>, <text:span text:style-name="T141">ЛС – лучший случай (в среднем </text:span><text:span text:style-name="T142">0.</text:span><text:span text:style-name="T143">12</text:span><text:span text:style-name="T141"> сравнени</text:span><text:span text:style-name="T142">й</text:span><text:span text:style-name="T141">, размер таблицы 50), ХС – худший случай (в среднем </text:span><text:span text:style-name="T144">5.37</text:span><text:span text:style-name="T141"> сравнений, размер таблицы равен количеству элементов в таблице и равен 25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9"/>
          </table:table-cell>
          <table:table-cell table:style-name="Таблица3.A1" office:value-type="string">
            <text:p text:style-name="P49">ДДП</text:p>
          </table:table-cell>
          <table:table-cell table:style-name="Таблица3.A1" office:value-type="string">
            <text:p text:style-name="P49">АВЛ</text:p>
          </table:table-cell>
          <table:table-cell table:style-name="Таблица3.A1" office:value-type="string">
            <text:p text:style-name="P49">Хеш-<text:span text:style-name="T129">открытая</text:span></text:p>
          </table:table-cell>
          <table:table-cell table:style-name="Таблица3.E1" office:value-type="string">
            <text:p text:style-name="P58">Хеш-закрытая</text:p>
          </table:table-cell>
        </table:table-row>
        <table:table-row>
          <table:table-cell table:style-name="Таблица3.A2" office:value-type="string">
            <text:p text:style-name="P52">Время</text:p>
          </table:table-cell>
          <table:table-cell table:style-name="Таблица3.A2" office:value-type="string">
            <text:p text:style-name="P51">0.043</text:p>
          </table:table-cell>
          <table:table-cell table:style-name="Таблица3.A2" office:value-type="string">
            <text:p text:style-name="P51">0.03<text:span text:style-name="T116">1</text:span></text:p>
          </table:table-cell>
          <table:table-cell table:style-name="Таблица3.A2" office:value-type="string">
            <text:p text:style-name="P54">0.024 – <text:span text:style-name="T124">ЛС</text:span><text:span text:style-name="T129"> </text:span></text:p>
            <text:p text:style-name="P53">0.<text:span text:style-name="T148">0</text:span><text:span text:style-name="T150">51</text:span><text:span text:style-name="T123"> – </text:span><text:span text:style-name="T124">ХС</text:span></text:p>
          </table:table-cell>
          <table:table-cell table:style-name="Таблица3.E2" office:value-type="string">
            <text:p text:style-name="P54">0.0<text:span text:style-name="T140">4</text:span> – <text:span text:style-name="T132">ЛС</text:span></text:p>
            <text:p text:style-name="P59">0.0<text:span text:style-name="T149">6</text:span> – ХС</text:p>
          </table:table-cell>
        </table:table-row>
      </table:table>
      <text:p text:style-name="P62"><text:soft-page-break/></text:p>
      <text:h text:style-name="P8" text:outline-level="1">ЗАМЕРЫ <text:span text:style-name="T113">РАСХОДОВ ПАМЯТИ</text:span><text:span text:style-name="T110"> В ОПИСАННЫХ СТРУКТУРАХ</text:span></text:h>
      <text:p text:style-name="P64"/>
      <text:p text:style-name="P65">Числа в таблицах представлены в <text:span text:style-name="T103">байтах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row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>ДДП</text:p>
          </table:table-cell>
          <table:table-cell table:style-name="Таблица4.A1" office:value-type="string">
            <text:p text:style-name="P50">АВЛ</text:p>
          </table:table-cell>
          <table:table-cell table:style-name="Таблица4.D1" office:value-type="string">
            <text:p text:style-name="P50">Хеш</text:p>
          </table:table-cell>
        </table:table-row>
        <table:table-row>
          <table:table-cell table:style-name="Таблица4.A2" office:value-type="string">
            <text:p text:style-name="P55">Память</text:p>
          </table:table-cell>
          <table:table-cell table:style-name="Таблица4.A2" office:value-type="string">
            <text:p text:style-name="P56">24</text:p>
          </table:table-cell>
          <table:table-cell table:style-name="Таблица4.A2" office:value-type="string">
            <text:p text:style-name="P57">28</text:p>
          </table:table-cell>
          <table:table-cell table:style-name="Таблица4.D2" office:value-type="string">
            <text:p text:style-name="P57">24</text:p>
          </table:table-cell>
        </table:table-row>
      </table:table>
      <text:p text:style-name="P66"/>
      <text:h text:style-name="P14" text:outline-level="1">ВЫВОД</text:h>
      <text:p text:style-name="P60">В ходе лабораторной работы я познакомился с <text:span text:style-name="T121">такими структурами данных, как АВЛ-деревья и Хеш-таблицы. А также сравнил их скорость реализации </text:span><text:span text:style-name="T122">на примере поиска значения по ключу</text:span>. Я выяснил:</text:p>
      <text:list xml:id="list3284893192" text:style-name="L4">
        <text:list-item>
          <text:p text:style-name="P149"><text:span text:style-name="T63">П</text:span><text:span text:style-name="T62">оиск в АВЛ-дереве почти всегда быстрее поиска в ДДП, потому что в случае АВЛ-дерева высота = log(n), а в случае ДДП больше либо равна log(n), соответственно в среднем АВЛ-дерево работает на 28% быстрее</text:span></text:p>
        </text:list-item>
        <text:list-item>
          <text:p text:style-name="P144">В случае, когда хеш-таблица имеет небольшое количество коллизий <text:span text:style-name="T145">(в среднем 0.12)</text:span>, она превосходит по скорости АВЛ-дерево, потому что в таком случае поиск осуществляется в среднем за О(1)</text:p>
        </text:list-item>
        <text:list-item>
          <text:p text:style-name="P145">В случае, когда хеш-таблица <text:span text:style-name="T154">(25 элементов)</text:span> имеет большое количество коллизий <text:span text:style-name="T146">(в среднем 5.37)</text:span>, она проигрывает даже ДДП, потому что в таком случае <text:span text:style-name="T153">элемент ищется в среднем </text:span><text:span text:style-name="T156">за</text:span><text:span text:style-name="T153"> 5 сравнений</text:span><text:span text:style-name="T147">, тогда как </text:span><text:span text:style-name="T157">в </text:span><text:span text:style-name="T147">АВЛ и ДДП примерно </text:span><text:span text:style-name="T154">за log25=4.</text:span><text:span text:style-name="T155">6</text:span><text:span text:style-name="T154"> сравнения</text:span></text:p>
          <text:p text:style-name="P142"/>
        </text:list-item>
      </text:list>
      <text:h text:style-name="P9" text:outline-level="1">ОТВЕТЫ НА КОНТРОЛЬНЫЕ ВОПРОСЫ</text:h>
      <text:p text:style-name="P98">1. Чем отличается идеально сбалансированное дерево от АВЛ дерева?</text:p>
      <text:p text:style-name="P93">В ИСД количество вершин в поддеревьях отличается не более, чем на 1<text:line-break/><text:span text:style-name="T117">В</text:span> АВЛ высоты поддеревьев отличаются <text:span text:style-name="T117">не боле, чем на 1</text:span></text:p>
      <text:p text:style-name="P98">2. Чем отличается поиск в АВЛ-дереве от поиска в дереве двоичного поиска?</text:p>
      <text:p text:style-name="P94">Ничем</text:p>
      <text:p text:style-name="P98">3. Что такое хеш-таблица, каков принцип ее построения?</text:p>
      <text:p text:style-name="P95">Таблица, построенная на хеш-функции — хеш-таблица</text:p>
      <text:p text:style-name="P95"><text:soft-page-break/>Принцип построения: хеш-функци<text:span text:style-name="T118">я</text:span> определяет индекс элемента в таблице, <text:span text:style-name="T118">в этот индекс записывается сам элемент (ключ-значение). Соответственно по ключу можно за О(1) получить значение</text:span></text:p>
      <text:p text:style-name="P98">4. Что такое коллизии? Каковы методы их устранения.</text:p>
      <text:p text:style-name="P96">Коллизия возникает, когда одному индексу соответствует несколько элементов. Методы устранения: метод цепочек (список), метод линейной адресации (ищется следующая незаполненная ячейка)</text:p>
      <text:p text:style-name="P98">5. В каком случае поиск в хеш-таблицах становится неэффективен?</text:p>
      <text:p text:style-name="P97">В случае, когда появляется много коллизий</text:p>
      <text:p text:style-name="P98">6. Эффективность поиска в АВЛ деревьях, в дереве двоичного поиска, в хеш-таблицах и в файле.</text:p>
      <text:p text:style-name="P97">Хеш-таблица наиболее эффективна при небольшом количестве коллизий, <text:span text:style-name="T120">п</text:span>оиск осуществляется <text:span text:style-name="T120">в среднем</text:span> за О(1) операций. Далее идет АВЛ-дерево, потому что поиск и в лучшем, и в худшем случае составляет логарифм от высоты дерева. ДДП менее эффективны, чем АВЛ-деревья, так как поиск в них в лучшем случае — двоичный логарифм от высоты, а в худшем случае аж О(n), <text:span text:style-name="T119">где n — количество вершин</text:span></text:p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0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580</meta:editing-cycles>
    <meta:print-date>2019-11-26T17:37:00</meta:print-date>
    <meta:creation-date>2018-12-20T06:53:00</meta:creation-date>
    <dc:date>2023-12-06T13:55:39.354195513</dc:date>
    <meta:editing-duration>P1DT17H21M36S</meta:editing-duration>
    <meta:generator>LibreOffice/7.3.7.2$Linux_X86_64 LibreOffice_project/30$Build-2</meta:generator>
    <meta:document-statistic meta:table-count="4" meta:image-count="1" meta:object-count="0" meta:page-count="11" meta:paragraph-count="265" meta:word-count="1549" meta:character-count="10901" meta:non-whitespace-character-count="9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